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text-position="super 58%" fo:font-size="80pt" fo:font-weight="normal" officeooo:rsid="00007112" officeooo:paragraph-rsid="00007112" style:font-size-asian="80pt" style:font-weight-asian="normal" style:font-size-complex="80pt" style:font-weight-complex="normal"/>
    </style:style>
    <style:style style:name="P2" style:family="paragraph" style:parent-style-name="Standard">
      <loext:graphic-properties draw:fill="none"/>
      <style:paragraph-properties fo:margin-left="0.4925in" fo:margin-right="0in" fo:text-align="end" style:justify-single-word="false" fo:text-indent="0in" style:auto-text-indent="false" fo:background-color="transparent">
        <style:tab-stops>
          <style:tab-stop style:position="0.0728in"/>
          <style:tab-stop style:position="0.3752in"/>
          <style:tab-stop style:position="0.5417in"/>
          <style:tab-stop style:position="0.6043in"/>
        </style:tab-stops>
      </style:paragraph-properties>
      <style:text-properties style:text-position="super 58%" fo:font-size="96pt" fo:font-weight="normal" officeooo:rsid="00003d38" officeooo:paragraph-rsid="00003d38" style:font-size-asian="96pt" style:font-weight-asian="normal" style:font-size-complex="96pt" style:font-weight-complex="normal"/>
    </style:style>
    <style:style style:name="P3" style:family="paragraph" style:parent-style-name="Standard">
      <loext:graphic-properties draw:fill="none"/>
      <style:paragraph-properties fo:margin-left="0.4925in" fo:margin-right="0in" fo:text-align="end" style:justify-single-word="false" fo:text-indent="0in" style:auto-text-indent="false" fo:background-color="transparent">
        <style:tab-stops>
          <style:tab-stop style:position="0.0728in"/>
          <style:tab-stop style:position="0.3752in"/>
          <style:tab-stop style:position="0.5417in"/>
          <style:tab-stop style:position="0.6043in"/>
        </style:tab-stops>
      </style:paragraph-properties>
      <style:text-properties style:text-position="super 58%" fo:font-size="15pt" fo:font-weight="normal" officeooo:rsid="00003d38" officeooo:paragraph-rsid="00003d38" style:font-size-asian="13.1000003814697pt" style:font-weight-asian="normal" style:font-size-complex="15pt" style:font-weight-complex="normal"/>
    </style:style>
    <style:style style:name="P4" style:family="paragraph" style:parent-style-name="Standard">
      <loext:graphic-properties draw:fill="none"/>
      <style:paragraph-properties fo:margin-left="0.4925in" fo:margin-right="0in" fo:text-align="end" style:justify-single-word="false" fo:text-indent="0in" style:auto-text-indent="false" fo:background-color="transparent">
        <style:tab-stops>
          <style:tab-stop style:position="0.0728in"/>
          <style:tab-stop style:position="0.3752in"/>
          <style:tab-stop style:position="0.5417in"/>
          <style:tab-stop style:position="0.6043in"/>
        </style:tab-stops>
      </style:paragraph-properties>
      <style:text-properties style:text-position="super 58%" fo:font-size="32pt" fo:font-weight="normal" officeooo:rsid="00003d38" officeooo:paragraph-rsid="00003d38" style:font-size-asian="28pt" style:font-weight-asian="normal" style:font-size-complex="32pt" style:font-weight-complex="normal"/>
    </style:style>
    <style:style style:name="P5" style:family="paragraph" style:parent-style-name="Standard">
      <loext:graphic-properties draw:fill="none"/>
      <style:paragraph-properties fo:margin-left="0.4925in" fo:margin-right="0in" fo:text-align="end" style:justify-single-word="false" fo:text-indent="0in" style:auto-text-indent="false" fo:background-color="transparent">
        <style:tab-stops>
          <style:tab-stop style:position="0.0728in"/>
          <style:tab-stop style:position="0.3752in"/>
          <style:tab-stop style:position="0.5417in"/>
          <style:tab-stop style:position="0.6043in"/>
        </style:tab-stops>
      </style:paragraph-properties>
      <style:text-properties officeooo:paragraph-rsid="00003d38"/>
    </style:style>
    <style:style style:name="P6" style:family="paragraph" style:parent-style-name="Text_20_body">
      <style:paragraph-properties fo:text-align="end" style:justify-single-word="false"/>
    </style:style>
    <style:style style:name="P7" style:family="paragraph" style:parent-style-name="Text_20_body">
      <loext:graphic-properties draw:fill="none"/>
      <style:paragraph-properties fo:margin-left="0in" fo:margin-right="0in" fo:text-align="end" style:justify-single-word="false" fo:text-indent="0in" style:auto-text-indent="false" fo:background-color="transparent">
        <style:tab-stops>
          <style:tab-stop style:position="0.0728in"/>
          <style:tab-stop style:position="0.3752in"/>
          <style:tab-stop style:position="0.5417in"/>
          <style:tab-stop style:position="0.6043in"/>
        </style:tab-stops>
      </style:paragraph-properties>
      <style:text-properties style:text-position="super 58%" fo:font-size="96pt" fo:font-weight="normal" officeooo:rsid="00003d38" officeooo:paragraph-rsid="00003d38" style:font-size-asian="96pt" style:font-weight-asian="normal" style:font-size-complex="96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style:font-name-complex="Times New Roman" style:language-complex="ar" style:country-complex="SA" style:font-style-complex="normal" style:font-weight-complex="bold"/>
    </style:style>
    <style:style style:name="T3" style:family="text">
      <style:text-properties fo:font-variant="normal" fo:text-transform="none" fo:color="#000000" fo:letter-spacing="normal" style:font-name-complex="Times New Roman" style:font-size-complex="12pt" style:language-complex="ar" style:country-complex="SA" style:font-style-complex="normal" style:font-weight-complex="bold"/>
    </style:style>
    <style:style style:name="T4" style:family="text">
      <style:text-properties fo:font-variant="normal" fo:text-transform="none" fo:color="#000000" style:font-name="Verdana" fo:font-size="9pt" fo:letter-spacing="normal" fo:font-style="normal" fo:font-weight="normal"/>
    </style:style>
    <style:style style:name="T5" style:family="text">
      <style:text-properties fo:font-variant="normal" fo:text-transform="none" fo:color="#000000" style:font-name="Verdana" fo:font-size="9pt" fo:letter-spacing="normal" fo:font-style="normal" fo:font-weight="normal" style:font-size-asian="17.5pt" style:font-size-complex="20pt"/>
    </style:style>
    <style:style style:name="T6" style:family="text">
      <style:text-properties fo:font-variant="normal" fo:text-transform="none" fo:color="#000000" style:font-name="Verdana" fo:font-size="20pt" fo:letter-spacing="normal" fo:font-style="normal" fo:font-weight="normal" style:font-size-asian="20pt" style:font-size-complex="20pt"/>
    </style:style>
    <style:style style:name="T7" style:family="text">
      <style:text-properties fo:font-variant="normal" fo:text-transform="none" fo:color="#000000" style:font-name="Verdana" fo:letter-spacing="normal" fo:font-style="normal" fo:font-weight="normal"/>
    </style:style>
    <style:style style:name="T8" style:family="text">
      <style:text-properties fo:font-variant="normal" fo:text-transform="none" fo:color="#000000" style:font-name="Verdana" fo:font-size="36pt" fo:letter-spacing="normal" fo:font-style="normal" fo:font-weight="normal" style:font-size-asian="36pt" style:font-size-complex="36pt"/>
    </style:style>
    <style:style style:name="T9" style:family="text">
      <style:text-properties fo:font-variant="normal" fo:text-transform="none" fo:color="#000000" style:font-name="Verdana" fo:font-size="26pt" fo:letter-spacing="normal" fo:font-style="normal" fo:font-weight="normal" style:font-size-asian="26pt" style:font-size-complex="26pt"/>
    </style:style>
    <style:style style:name="T10" style:family="text">
      <style:text-properties fo:font-variant="normal" fo:text-transform="none" fo:color="#000000" style:font-name="Verdana" fo:font-size="22pt" fo:letter-spacing="normal" fo:font-style="normal" fo:font-weight="normal" style:font-size-asian="22pt" style:font-size-complex="22pt"/>
    </style:style>
    <style:style style:name="T11" style:family="text">
      <style:text-properties fo:font-variant="normal" fo:text-transform="none" fo:color="#000000" style:font-name="Verdana" fo:font-size="16pt" fo:letter-spacing="normal" fo:font-style="normal" fo:font-weight="normal" style:font-size-asian="16pt" style:font-size-complex="16pt"/>
    </style:style>
    <style:style style:name="T12" style:family="text">
      <style:text-properties fo:font-variant="normal" fo:text-transform="none" fo:color="#000000" style:font-name="Verdana" fo:font-size="24pt" fo:letter-spacing="normal" fo:font-style="normal" fo:font-weight="normal" style:font-size-asian="24pt" style:font-size-complex="24pt"/>
    </style:style>
    <style:style style:name="T13" style:family="text">
      <style:text-properties fo:font-variant="normal" fo:text-transform="none" fo:color="#000000" style:font-name="Times New Roman" fo:font-size="12pt" fo:letter-spacing="normal" fo:font-style="normal" fo:font-weight="bold"/>
    </style:style>
    <style:style style:name="T14" style:family="text">
      <style:text-properties fo:font-variant="normal" fo:text-transform="none" fo:color="#000000" style:font-name="Times New Roman" fo:font-size="12pt" fo:letter-spacing="normal" fo:font-style="normal" fo:font-weight="bold" style:font-size-asian="18pt" style:font-name-complex="Times New Roman" style:font-size-complex="18pt" style:language-complex="ar" style:country-complex="SA" style:font-style-complex="normal"/>
    </style:style>
    <style:style style:name="T15" style:family="text">
      <style:text-properties fo:font-variant="normal" fo:text-transform="none" fo:color="#000000" style:font-name="Times New Roman" fo:font-size="12pt" fo:letter-spacing="normal" fo:font-style="normal" fo:font-weight="bold" style:font-name-complex="Verdana" style:font-size-complex="9pt" style:font-style-complex="normal" style:font-weight-complex="normal"/>
    </style:style>
    <style:style style:name="T16" style:family="text">
      <style:text-properties fo:font-variant="normal" fo:text-transform="none" fo:color="#000000" style:font-name="Times New Roman" fo:font-size="12pt" fo:letter-spacing="normal" fo:font-style="normal" fo:font-weight="bold" style:font-size-asian="17.5pt" style:font-size-complex="20pt"/>
    </style:style>
    <style:style style:name="T17" style:family="text">
      <style:text-properties fo:font-variant="normal" fo:text-transform="none" fo:color="#000000" style:font-name="Times New Roman" fo:font-size="12pt" fo:letter-spacing="normal" fo:font-style="normal" style:font-name-complex="Times New Roman" style:font-size-complex="12pt" style:language-complex="ar" style:country-complex="SA" style:font-style-complex="normal" style:font-weight-complex="bold"/>
    </style:style>
    <style:style style:name="T18" style:family="text">
      <style:text-properties fo:font-variant="normal" fo:text-transform="none" fo:color="#000000" style:font-name="Times New Roman" fo:font-size="12pt" fo:letter-spacing="normal" fo:language="ar" fo:country="SA" fo:font-style="normal" fo:font-weight="bold"/>
    </style:style>
    <style:style style:name="T19" style:family="text">
      <style:text-properties fo:font-variant="normal" fo:text-transform="none" fo:color="#000000" style:font-name="Times New Roman" fo:font-size="12pt" fo:letter-spacing="normal" fo:language="ar" fo:country="SA" fo:font-style="normal" fo:font-weight="bold" style:font-size-asian="18pt" style:font-name-complex="Times New Roman" style:font-size-complex="18pt" style:language-complex="ar" style:country-complex="SA" style:font-style-complex="normal"/>
    </style:style>
    <style:style style:name="T20" style:family="text">
      <style:text-properties fo:font-variant="normal" fo:text-transform="none" fo:color="#000000" style:font-name="Times New Roman" fo:font-size="12pt" fo:letter-spacing="normal" fo:language="ar" fo:country="SA" fo:font-style="normal" fo:font-weight="bold" style:font-size-asian="17.5pt" style:font-size-complex="20pt"/>
    </style:style>
    <style:style style:name="T21" style:family="text">
      <style:text-properties fo:font-variant="normal" fo:text-transform="none" fo:color="#000000" style:font-name="Times New Roman" fo:letter-spacing="normal" fo:font-style="normal" fo:font-weight="bold"/>
    </style:style>
    <style:style style:name="T22" style:family="text">
      <style:text-properties fo:font-variant="normal" fo:text-transform="none" fo:color="#000000" style:font-name="Times New Roman" fo:letter-spacing="normal" fo:font-style="normal" fo:font-weight="bold" style:font-name-complex="Verdana" style:font-style-complex="normal" style:font-weight-complex="normal"/>
    </style:style>
    <style:style style:name="T23" style:family="text">
      <style:text-properties fo:font-variant="normal" fo:text-transform="none" fo:color="#000000" style:font-name="Times New Roman" fo:letter-spacing="normal" fo:font-style="normal" style:font-name-complex="Times New Roman" style:language-complex="ar" style:country-complex="SA" style:font-style-complex="normal" style:font-weight-complex="bold"/>
    </style:style>
    <style:style style:name="T24" style:family="text">
      <style:text-properties fo:font-variant="normal" fo:text-transform="none" fo:color="#000000" style:font-name="Times New Roman" fo:letter-spacing="normal" fo:language="ar" fo:country="SA" fo:font-style="normal" fo:font-weight="bold"/>
    </style:style>
    <style:style style:name="T25" style:family="text">
      <style:text-properties fo:font-variant="normal" fo:text-transform="none" fo:color="#000000" style:font-name="Times New Roman" fo:font-size="18pt" fo:letter-spacing="normal" fo:font-style="normal" fo:font-weight="bold" style:font-size-asian="18pt" style:font-size-complex="18pt"/>
    </style:style>
    <style:style style:name="T26" style:family="text">
      <style:text-properties fo:font-variant="normal" fo:text-transform="none" fo:color="#000000" style:font-name="Times New Roman" fo:font-size="18pt" fo:letter-spacing="normal" fo:language="ar" fo:country="SA" fo:font-style="normal" fo:font-weight="bold" style:font-size-asian="18pt" style:font-size-complex="18pt"/>
    </style:style>
    <style:style style:name="T27" style:family="text">
      <style:text-properties fo:font-variant="normal" fo:text-transform="none" fo:color="#000000" style:font-name="Times New Roman" fo:font-size="15pt" fo:letter-spacing="normal" fo:font-style="normal" fo:font-weight="bold" style:font-size-asian="15pt" style:font-size-complex="15pt"/>
    </style:style>
    <style:style style:name="T28" style:family="text">
      <style:text-properties fo:font-variant="normal" fo:text-transform="none" fo:color="#000000" style:font-name="Times New Roman" fo:font-size="15pt" fo:letter-spacing="normal" fo:language="ar" fo:country="SA" fo:font-style="normal" fo:font-weight="bold" style:font-size-asian="15pt" style:font-size-complex="15pt"/>
    </style:style>
    <style:style style:name="T29" style:family="text">
      <style:text-properties fo:font-variant="normal" fo:text-transform="none" fo:color="#000000" style:font-name="Times New Roman" fo:font-size="20pt" fo:letter-spacing="normal" fo:font-style="normal" fo:font-weight="bold" style:font-size-asian="20pt" style:font-size-complex="20pt"/>
    </style:style>
    <style:style style:name="T30" style:family="text">
      <style:text-properties fo:font-variant="normal" fo:text-transform="none" fo:color="#000000" style:font-name="Times New Roman" fo:font-size="20pt" fo:letter-spacing="normal" fo:font-style="normal" fo:font-weight="bold" style:font-size-asian="20pt" style:font-name-complex="Verdana" style:font-size-complex="20pt" style:font-style-complex="normal" style:font-weight-complex="normal"/>
    </style:style>
    <style:style style:name="T31" style:family="text">
      <style:text-properties fo:font-variant="normal" fo:text-transform="none" fo:color="#000000" style:font-name="Times New Roman" fo:font-size="20pt" fo:letter-spacing="normal" fo:font-style="normal" fo:font-weight="bold" style:font-size-asian="17.5pt" style:font-size-complex="20pt"/>
    </style:style>
    <style:style style:name="T32" style:family="text">
      <style:text-properties fo:font-variant="normal" fo:text-transform="none" fo:color="#000000" style:font-name="Times New Roman" fo:font-size="20pt" fo:letter-spacing="normal" fo:font-style="normal" fo:font-weight="bold" style:font-size-asian="17.5pt" style:font-name-complex="Verdana" style:font-size-complex="9pt" style:font-style-complex="normal" style:font-weight-complex="normal"/>
    </style:style>
    <style:style style:name="T33" style:family="text">
      <style:text-properties fo:font-variant="normal" fo:text-transform="none" fo:color="#000000" style:font-name="Times New Roman" fo:font-size="20pt" fo:letter-spacing="normal" fo:font-style="normal" style:font-size-asian="17.5pt" style:font-name-complex="Times New Roman" style:font-size-complex="12pt" style:language-complex="ar" style:country-complex="SA" style:font-style-complex="normal" style:font-weight-complex="bold"/>
    </style:style>
    <style:style style:name="T34" style:family="text">
      <style:text-properties fo:font-variant="normal" fo:text-transform="none" fo:color="#000000" style:font-name="Times New Roman" fo:font-size="20pt" fo:letter-spacing="normal" fo:font-style="normal" style:font-size-asian="20pt" style:font-name-complex="Times New Roman" style:font-size-complex="20pt" style:language-complex="ar" style:country-complex="SA" style:font-style-complex="normal" style:font-weight-complex="bold"/>
    </style:style>
    <style:style style:name="T35" style:family="text">
      <style:text-properties fo:font-variant="normal" fo:text-transform="none" fo:color="#000000" style:font-name="Times New Roman" fo:font-size="20pt" fo:letter-spacing="normal" fo:language="ar" fo:country="SA" fo:font-style="normal" fo:font-weight="bold" style:font-size-asian="20pt" style:font-size-complex="20pt"/>
    </style:style>
    <style:style style:name="T36" style:family="text">
      <style:text-properties fo:font-variant="normal" fo:text-transform="none" fo:color="#000000" style:font-name="Times New Roman" fo:font-size="36pt" fo:letter-spacing="normal" fo:font-style="normal" fo:font-weight="bold" style:font-size-asian="36pt" style:font-size-complex="36pt"/>
    </style:style>
    <style:style style:name="T37" style:family="text">
      <style:text-properties fo:font-variant="normal" fo:text-transform="none" fo:color="#000000" style:font-name="Times New Roman" fo:font-size="36pt" fo:letter-spacing="normal" fo:font-style="normal" fo:font-weight="bold" style:font-size-asian="36pt" style:font-name-complex="Verdana" style:font-size-complex="36pt" style:font-style-complex="normal" style:font-weight-complex="normal"/>
    </style:style>
    <style:style style:name="T38" style:family="text">
      <style:text-properties fo:font-variant="normal" fo:text-transform="none" fo:color="#000000" style:font-name="Times New Roman" fo:font-size="36pt" fo:letter-spacing="normal" fo:font-style="normal" style:font-size-asian="36pt" style:font-name-complex="Times New Roman" style:font-size-complex="36pt" style:language-complex="ar" style:country-complex="SA" style:font-style-complex="normal" style:font-weight-complex="bold"/>
    </style:style>
    <style:style style:name="T39" style:family="text">
      <style:text-properties fo:font-variant="normal" fo:text-transform="none" fo:color="#000000" style:font-name="Times New Roman" fo:font-size="36pt" fo:letter-spacing="normal" fo:language="ar" fo:country="SA" fo:font-style="normal" fo:font-weight="bold" style:font-size-asian="36pt" style:font-size-complex="36pt"/>
    </style:style>
    <style:style style:name="T40" style:family="text">
      <style:text-properties fo:font-variant="normal" fo:text-transform="none" fo:color="#000000" style:font-name="Times New Roman" fo:font-size="26pt" fo:letter-spacing="normal" fo:font-style="normal" fo:font-weight="bold" style:font-size-asian="26pt" style:font-size-complex="26pt"/>
    </style:style>
    <style:style style:name="T41" style:family="text">
      <style:text-properties fo:font-variant="normal" fo:text-transform="none" fo:color="#000000" style:font-name="Times New Roman" fo:font-size="26pt" fo:letter-spacing="normal" fo:font-style="normal" fo:font-weight="bold" style:font-size-asian="26pt" style:font-name-complex="Verdana" style:font-size-complex="26pt" style:font-style-complex="normal" style:font-weight-complex="normal"/>
    </style:style>
    <style:style style:name="T42" style:family="text">
      <style:text-properties fo:font-variant="normal" fo:text-transform="none" fo:color="#000000" style:font-name="Times New Roman" fo:font-size="26pt" fo:letter-spacing="normal" fo:font-style="normal" style:font-size-asian="26pt" style:font-name-complex="Times New Roman" style:font-size-complex="26pt" style:language-complex="ar" style:country-complex="SA" style:font-style-complex="normal" style:font-weight-complex="bold"/>
    </style:style>
    <style:style style:name="T43" style:family="text">
      <style:text-properties fo:font-variant="normal" fo:text-transform="none" fo:color="#000000" style:font-name="Times New Roman" fo:font-size="26pt" fo:letter-spacing="normal" fo:language="ar" fo:country="SA" fo:font-style="normal" fo:font-weight="bold" style:font-size-asian="26pt" style:font-size-complex="26pt"/>
    </style:style>
    <style:style style:name="T44" style:family="text">
      <style:text-properties fo:font-variant="normal" fo:text-transform="none" fo:color="#000000" style:font-name="Times New Roman" fo:font-size="22pt" fo:letter-spacing="normal" fo:font-style="normal" fo:font-weight="bold" style:font-size-asian="22pt" style:font-size-complex="22pt"/>
    </style:style>
    <style:style style:name="T45" style:family="text">
      <style:text-properties fo:font-variant="normal" fo:text-transform="none" fo:color="#000000" style:font-name="Times New Roman" fo:font-size="22pt" fo:letter-spacing="normal" fo:font-style="normal" fo:font-weight="bold" style:font-size-asian="22pt" style:font-name-complex="Verdana" style:font-size-complex="22pt" style:font-style-complex="normal" style:font-weight-complex="normal"/>
    </style:style>
    <style:style style:name="T46" style:family="text">
      <style:text-properties fo:font-variant="normal" fo:text-transform="none" fo:color="#000000" style:font-name="Times New Roman" fo:font-size="22pt" fo:letter-spacing="normal" fo:font-style="normal" style:font-size-asian="22pt" style:font-name-complex="Times New Roman" style:font-size-complex="22pt" style:language-complex="ar" style:country-complex="SA" style:font-style-complex="normal" style:font-weight-complex="bold"/>
    </style:style>
    <style:style style:name="T47" style:family="text">
      <style:text-properties fo:font-variant="normal" fo:text-transform="none" fo:color="#000000" style:font-name="Times New Roman" fo:font-size="22pt" fo:letter-spacing="normal" fo:language="ar" fo:country="SA" fo:font-style="normal" fo:font-weight="bold" style:font-size-asian="22pt" style:font-size-complex="22pt"/>
    </style:style>
    <style:style style:name="T48" style:family="text">
      <style:text-properties fo:font-variant="normal" fo:text-transform="none" fo:color="#000000" style:font-name="Times New Roman" fo:font-size="16pt" fo:letter-spacing="normal" fo:font-style="normal" fo:font-weight="bold" style:font-size-asian="16pt" style:font-size-complex="16pt"/>
    </style:style>
    <style:style style:name="T49" style:family="text">
      <style:text-properties fo:font-variant="normal" fo:text-transform="none" fo:color="#000000" style:font-name="Times New Roman" fo:font-size="16pt" fo:letter-spacing="normal" fo:font-style="normal" fo:font-weight="bold" style:font-size-asian="16pt" style:font-name-complex="Verdana" style:font-size-complex="16pt" style:font-style-complex="normal" style:font-weight-complex="normal"/>
    </style:style>
    <style:style style:name="T50" style:family="text">
      <style:text-properties fo:font-variant="normal" fo:text-transform="none" fo:color="#000000" style:font-name="Times New Roman" fo:font-size="16pt" fo:letter-spacing="normal" fo:font-style="normal" style:font-size-asian="16pt" style:font-name-complex="Times New Roman" style:font-size-complex="16pt" style:language-complex="ar" style:country-complex="SA" style:font-style-complex="normal" style:font-weight-complex="bold"/>
    </style:style>
    <style:style style:name="T51" style:family="text">
      <style:text-properties fo:font-variant="normal" fo:text-transform="none" fo:color="#000000" style:font-name="Times New Roman" fo:font-size="16pt" fo:letter-spacing="normal" fo:language="ar" fo:country="SA" fo:font-style="normal" fo:font-weight="bold" style:font-size-asian="16pt" style:font-size-complex="16pt"/>
    </style:style>
    <style:style style:name="T52" style:family="text">
      <style:text-properties fo:font-variant="normal" fo:text-transform="none" fo:color="#000000" style:font-name="Times New Roman" fo:font-size="24pt" fo:letter-spacing="normal" fo:font-style="normal" fo:font-weight="bold" style:font-size-asian="24pt" style:font-size-complex="24pt"/>
    </style:style>
    <style:style style:name="T53" style:family="text">
      <style:text-properties fo:font-variant="normal" fo:text-transform="none" fo:color="#000000" style:font-name="Times New Roman" fo:font-size="24pt" fo:letter-spacing="normal" fo:font-style="normal" fo:font-weight="bold" style:font-size-asian="24pt" style:font-name-complex="Verdana" style:font-size-complex="24pt" style:font-style-complex="normal" style:font-weight-complex="normal"/>
    </style:style>
    <style:style style:name="T54" style:family="text">
      <style:text-properties fo:font-variant="normal" fo:text-transform="none" fo:color="#000000" style:font-name="Times New Roman" fo:font-size="24pt" fo:letter-spacing="normal" fo:font-style="normal" style:font-size-asian="24pt" style:font-name-complex="Times New Roman" style:font-size-complex="24pt" style:language-complex="ar" style:country-complex="SA" style:font-style-complex="normal" style:font-weight-complex="bold"/>
    </style:style>
    <style:style style:name="T55" style:family="text">
      <style:text-properties fo:font-variant="normal" fo:text-transform="none" fo:color="#000000" style:font-name="Times New Roman" fo:font-size="24pt" fo:letter-spacing="normal" fo:language="ar" fo:country="SA" fo:font-style="normal" fo:font-weight="bold" style:font-size-asian="24pt" style:font-size-complex="24pt"/>
    </style:style>
    <style:style style:name="T56" style:family="text">
      <style:text-properties fo:font-variant="normal" fo:text-transform="none" fo:color="#000000" fo:font-size="18pt" fo:letter-spacing="normal" style:font-size-asian="18pt" style:font-size-complex="18pt"/>
    </style:style>
    <style:style style:name="T57" style:family="text">
      <style:text-properties fo:font-variant="normal" fo:text-transform="none" fo:color="#000000" fo:font-size="18pt" fo:letter-spacing="normal" style:font-size-asian="18pt" style:font-name-complex="Times New Roman" style:font-size-complex="18pt" style:language-complex="ar" style:country-complex="SA" style:font-style-complex="normal" style:font-weight-complex="bold"/>
    </style:style>
    <style:style style:name="T58" style:family="text">
      <style:text-properties fo:font-variant="normal" fo:text-transform="none" fo:color="#000000" fo:font-size="18pt" fo:letter-spacing="normal" style:font-size-asian="18pt" style:font-name-complex="Times New Roman" style:font-size-complex="12pt" style:language-complex="ar" style:country-complex="SA" style:font-style-complex="normal" style:font-weight-complex="bold"/>
    </style:style>
    <style:style style:name="T59" style:family="text">
      <style:text-properties fo:font-variant="normal" fo:text-transform="none" fo:color="#000000" fo:font-size="15pt" fo:letter-spacing="normal" style:font-size-asian="15pt" style:font-size-complex="15pt"/>
    </style:style>
    <style:style style:name="T60" style:family="text">
      <style:text-properties fo:font-variant="normal" fo:text-transform="none" fo:color="#000000" fo:font-size="15pt" fo:letter-spacing="normal" style:font-size-asian="15pt" style:font-name-complex="Times New Roman" style:font-size-complex="15pt" style:language-complex="ar" style:country-complex="SA" style:font-style-complex="normal" style:font-weight-complex="bold"/>
    </style:style>
    <style:style style:name="T61" style:family="text">
      <style:text-properties fo:font-variant="normal" fo:text-transform="none" fo:color="#000000" style:text-position="super 58%" fo:font-size="18pt" fo:letter-spacing="normal" officeooo:rsid="00003d38" style:font-size-asian="18pt" style:font-name-complex="Times New Roman" style:font-size-complex="18pt" style:language-complex="ar" style:country-complex="SA" style:font-style-complex="normal" style:font-weight-complex="bold"/>
    </style:style>
    <style:style style:name="T62" style:family="text">
      <style:text-properties fo:font-variant="normal" fo:text-transform="none" fo:color="#000000" style:text-position="super 58%" fo:font-size="18pt" fo:letter-spacing="normal" officeooo:rsid="00003d38" style:font-size-asian="18pt" style:font-name-complex="Times New Roman" style:font-size-complex="12pt" style:language-complex="ar" style:country-complex="SA" style:font-style-complex="normal" style:font-weight-complex="bold"/>
    </style:style>
    <style:style style:name="T63" style:family="text">
      <style:text-properties fo:font-variant="normal" fo:text-transform="none" fo:color="#000000" style:text-position="super 58%" style:font-name="Times New Roman" fo:font-size="12pt" fo:letter-spacing="normal" fo:font-style="normal" fo:font-weight="bold" officeooo:rsid="00003d38" style:font-size-asian="18pt" style:font-name-complex="Times New Roman" style:font-size-complex="18pt" style:language-complex="ar" style:country-complex="SA" style:font-style-complex="normal"/>
    </style:style>
    <style:style style:name="T64" style:family="text">
      <style:text-properties fo:font-variant="normal" fo:text-transform="none" fo:color="#000000" style:text-position="super 58%" style:font-name="Times New Roman" fo:font-size="12pt" fo:letter-spacing="normal" fo:language="ar" fo:country="SA" fo:font-style="normal" fo:font-weight="bold" officeooo:rsid="00003d38" style:font-size-asian="18pt" style:font-name-complex="Times New Roman" style:font-size-complex="18pt" style:language-complex="ar" style:country-complex="SA" style:font-style-complex="normal"/>
    </style:style>
    <style:style style:name="T65" style:family="text">
      <style:text-properties fo:font-variant="normal" fo:text-transform="none" fo:color="#000000" fo:font-size="20pt" fo:letter-spacing="normal" style:font-size-asian="20pt" style:font-size-complex="20pt"/>
    </style:style>
    <style:style style:name="T66" style:family="text">
      <style:text-properties fo:font-variant="normal" fo:text-transform="none" fo:color="#000000" fo:font-size="20pt" fo:letter-spacing="normal" style:font-size-asian="20pt" style:font-name-complex="Times New Roman" style:font-size-complex="20pt" style:language-complex="ar" style:country-complex="SA" style:font-style-complex="normal" style:font-weight-complex="bold"/>
    </style:style>
    <style:style style:name="T67" style:family="text">
      <style:text-properties fo:font-variant="normal" fo:text-transform="none" fo:color="#000000" fo:font-size="22pt" fo:letter-spacing="normal" style:font-size-asian="22pt" style:font-name-complex="Times New Roman" style:font-size-complex="22pt" style:language-complex="ar" style:country-complex="SA" style:font-style-complex="normal" style:font-weight-complex="bold"/>
    </style:style>
    <style:style style:name="T68" style:family="text">
      <style:text-properties fo:font-variant="normal" fo:text-transform="none" fo:color="#000000" fo:font-size="22pt" fo:letter-spacing="normal" style:font-size-asian="22pt" style:font-size-complex="22pt"/>
    </style:style>
    <style:style style:name="T69" style:family="text">
      <style:text-properties fo:font-variant="normal" fo:text-transform="none" fo:color="#000000" fo:font-size="16pt" fo:letter-spacing="normal" style:font-size-asian="16pt" style:font-name-complex="Times New Roman" style:font-size-complex="16pt" style:language-complex="ar" style:country-complex="SA" style:font-style-complex="normal" style:font-weight-complex="bold"/>
    </style:style>
    <style:style style:name="T70" style:family="text">
      <style:text-properties fo:font-variant="normal" fo:text-transform="none" fo:color="#000000" fo:font-size="16pt" fo:letter-spacing="normal" style:font-size-asian="16pt" style:font-size-complex="16pt"/>
    </style:style>
    <style:style style:name="T71" style:family="text">
      <style:text-properties fo:font-variant="normal" fo:text-transform="none" fo:color="#000000" fo:font-size="24pt" fo:letter-spacing="normal" style:font-size-asian="24pt" style:font-size-complex="24pt"/>
    </style:style>
    <style:style style:name="T72" style:family="text">
      <style:text-properties fo:font-variant="normal" fo:text-transform="none" fo:color="#000000" fo:font-size="24pt" fo:letter-spacing="normal" style:font-size-asian="24pt" style:font-name-complex="Times New Roman" style:font-size-complex="24pt" style:language-complex="ar" style:country-complex="SA" style:font-style-complex="normal" style:font-weight-complex="bold"/>
    </style:style>
    <style:style style:name="T73" style:family="text">
      <style:text-properties fo:font-variant="normal" fo:text-transform="none" fo:color="#c00000" fo:letter-spacing="normal" style:text-underline-style="solid" style:text-underline-width="auto" style:text-underline-color="font-color"/>
    </style:style>
    <style:style style:name="T74" style:family="text">
      <style:text-properties fo:font-variant="normal" fo:text-transform="none" fo:color="#c00000" fo:letter-spacing="normal" style:text-underline-style="solid" style:text-underline-width="auto" style:text-underline-color="font-color" style:font-name-complex="Times New Roman" style:language-complex="ar" style:country-complex="SA" style:font-style-complex="normal" style:font-weight-complex="bold"/>
    </style:style>
    <style:style style:name="T75" style:family="text">
      <style:text-properties fo:font-variant="normal" fo:text-transform="none" fo:color="#c00000" fo:letter-spacing="normal" style:text-underline-style="solid" style:text-underline-width="auto" style:text-underline-color="font-color" style:font-name-complex="Times New Roman" style:font-size-complex="14pt" style:language-complex="ar" style:country-complex="SA" style:font-style-complex="normal" style:font-weight-complex="bold"/>
    </style:style>
    <style:style style:name="T76" style:family="text">
      <style:text-properties fo:font-variant="normal" fo:text-transform="none" fo:color="#c00000" fo:letter-spacing="normal" style:text-underline-style="solid" style:text-underline-width="auto" style:text-underline-color="font-color" style:font-name-complex="Times New Roman" style:font-size-complex="12pt" style:language-complex="ar" style:country-complex="SA" style:font-style-complex="normal" style:font-weight-complex="bold"/>
    </style:style>
    <style:style style:name="T77" style:family="text">
      <style:text-properties fo:font-variant="normal" fo:text-transform="none" fo:color="#c00000" style:font-name="Times New Roman" fo:font-size="14pt" fo:letter-spacing="normal" fo:font-style="normal" style:text-underline-style="solid" style:text-underline-width="auto" style:text-underline-color="font-color" fo:font-weight="bold"/>
    </style:style>
    <style:style style:name="T78" style:family="text">
      <style:text-properties fo:font-variant="normal" fo:text-transform="none" fo:color="#c00000" style:font-name="Times New Roman" fo:font-size="14pt" fo:letter-spacing="normal" fo:font-style="normal" style:text-underline-style="solid" style:text-underline-width="auto" style:text-underline-color="font-color" fo:font-weight="bold" style:font-size-asian="18pt" style:font-name-complex="Times New Roman" style:font-size-complex="18pt" style:language-complex="ar" style:country-complex="SA" style:font-style-complex="normal"/>
    </style:style>
    <style:style style:name="T79" style:family="text">
      <style:text-properties fo:font-variant="normal" fo:text-transform="none" fo:color="#c00000" style:font-name="Times New Roman" fo:font-size="12pt" fo:letter-spacing="normal" fo:language="ar" fo:country="SA" fo:font-style="normal" style:text-underline-style="solid" style:text-underline-width="auto" style:text-underline-color="font-color" fo:font-weight="bold"/>
    </style:style>
    <style:style style:name="T80" style:family="text">
      <style:text-properties fo:font-variant="normal" fo:text-transform="none" fo:color="#c00000" style:font-name="Times New Roman" fo:font-size="12pt" fo:letter-spacing="normal" fo:language="ar" fo:country="SA" fo:font-style="normal" style:text-underline-style="solid" style:text-underline-width="auto" style:text-underline-color="font-color" fo:font-weight="bold" style:font-size-asian="18pt" style:font-name-complex="Times New Roman" style:font-size-complex="18pt" style:language-complex="ar" style:country-complex="SA" style:font-style-complex="normal"/>
    </style:style>
    <style:style style:name="T81" style:family="text">
      <style:text-properties fo:font-variant="normal" fo:text-transform="none" fo:color="#c00000" style:font-name="Times New Roman" fo:letter-spacing="normal" fo:font-style="normal" style:text-underline-style="solid" style:text-underline-width="auto" style:text-underline-color="font-color" fo:font-weight="bold"/>
    </style:style>
    <style:style style:name="T82" style:family="text">
      <style:text-properties fo:font-variant="normal" fo:text-transform="none" fo:color="#c00000" style:font-name="Times New Roman" fo:letter-spacing="normal" fo:language="ar" fo:country="SA" fo:font-style="normal" style:text-underline-style="solid" style:text-underline-width="auto" style:text-underline-color="font-color" fo:font-weight="bold"/>
    </style:style>
    <style:style style:name="T83" style:family="text">
      <style:text-properties fo:font-variant="normal" fo:text-transform="none" fo:color="#c00000" style:font-name="Times New Roman" fo:font-size="18pt" fo:letter-spacing="normal" fo:font-style="normal" style:text-underline-style="solid" style:text-underline-width="auto" style:text-underline-color="font-color" fo:font-weight="bold" style:font-size-asian="18pt" style:font-size-complex="18pt"/>
    </style:style>
    <style:style style:name="T84" style:family="text">
      <style:text-properties fo:font-variant="normal" fo:text-transform="none" fo:color="#c00000" style:font-name="Times New Roman" fo:font-size="18pt" fo:letter-spacing="normal" fo:language="ar" fo:country="SA" fo:font-style="normal" style:text-underline-style="solid" style:text-underline-width="auto" style:text-underline-color="font-color" fo:font-weight="bold" style:font-size-asian="18pt" style:font-size-complex="18pt"/>
    </style:style>
    <style:style style:name="T85" style:family="text">
      <style:text-properties fo:font-variant="normal" fo:text-transform="none" fo:color="#c00000" style:font-name="Times New Roman" fo:font-size="15pt" fo:letter-spacing="normal" fo:font-style="normal" style:text-underline-style="solid" style:text-underline-width="auto" style:text-underline-color="font-color" fo:font-weight="bold" style:font-size-asian="15pt" style:font-size-complex="15pt"/>
    </style:style>
    <style:style style:name="T86" style:family="text">
      <style:text-properties fo:font-variant="normal" fo:text-transform="none" fo:color="#c00000" style:font-name="Times New Roman" fo:font-size="15pt" fo:letter-spacing="normal" fo:language="ar" fo:country="SA" fo:font-style="normal" style:text-underline-style="solid" style:text-underline-width="auto" style:text-underline-color="font-color" fo:font-weight="bold" style:font-size-asian="15pt" style:font-size-complex="15pt"/>
    </style:style>
    <style:style style:name="T87" style:family="text">
      <style:text-properties fo:font-variant="normal" fo:text-transform="none" fo:color="#c00000" style:font-name="Times New Roman" fo:font-size="20pt" fo:letter-spacing="normal" fo:font-style="normal" style:text-underline-style="solid" style:text-underline-width="auto" style:text-underline-color="font-color" fo:font-weight="bold" style:font-size-asian="20pt" style:font-size-complex="20pt"/>
    </style:style>
    <style:style style:name="T88" style:family="text">
      <style:text-properties fo:font-variant="normal" fo:text-transform="none" fo:color="#c00000" style:font-name="Times New Roman" fo:font-size="20pt" fo:letter-spacing="normal" fo:language="ar" fo:country="SA" fo:font-style="normal" style:text-underline-style="solid" style:text-underline-width="auto" style:text-underline-color="font-color" fo:font-weight="bold" style:font-size-asian="20pt" style:font-size-complex="20pt"/>
    </style:style>
    <style:style style:name="T89" style:family="text">
      <style:text-properties fo:font-variant="normal" fo:text-transform="none" fo:color="#c00000" style:font-name="Times New Roman" fo:font-size="24pt" fo:letter-spacing="normal" fo:font-style="normal" style:text-underline-style="solid" style:text-underline-width="auto" style:text-underline-color="font-color" fo:font-weight="bold" style:font-size-asian="24pt" style:font-size-complex="24pt"/>
    </style:style>
    <style:style style:name="T90" style:family="text">
      <style:text-properties fo:font-variant="normal" fo:text-transform="none" fo:color="#c00000" style:font-name="Times New Roman" fo:font-size="24pt" fo:letter-spacing="normal" fo:language="ar" fo:country="SA" fo:font-style="normal" style:text-underline-style="solid" style:text-underline-width="auto" style:text-underline-color="font-color" fo:font-weight="bold" style:font-size-asian="24pt" style:font-size-complex="24pt"/>
    </style:style>
    <style:style style:name="T91" style:family="text">
      <style:text-properties fo:font-variant="normal" fo:text-transform="none" fo:color="#c00000" fo:font-size="18pt" fo:letter-spacing="normal" style:text-underline-style="solid" style:text-underline-width="auto" style:text-underline-color="font-color" style:font-size-asian="18pt" style:font-name-complex="Times New Roman" style:font-size-complex="18pt" style:language-complex="ar" style:country-complex="SA" style:font-style-complex="normal"/>
    </style:style>
    <style:style style:name="T92" style:family="text">
      <style:text-properties fo:font-variant="normal" fo:text-transform="none" fo:color="#c00000" fo:font-size="18pt" fo:letter-spacing="normal" style:text-underline-style="solid" style:text-underline-width="auto" style:text-underline-color="font-color" style:font-size-asian="18pt" style:font-name-complex="Times New Roman" style:font-size-complex="18pt" style:language-complex="ar" style:country-complex="SA" style:font-style-complex="normal" style:font-weight-complex="bold"/>
    </style:style>
    <style:style style:name="T93" style:family="text">
      <style:text-properties fo:font-variant="normal" fo:text-transform="none" fo:color="#c00000" fo:font-size="18pt" fo:letter-spacing="normal" style:text-underline-style="solid" style:text-underline-width="auto" style:text-underline-color="font-color" style:font-size-asian="18pt" style:font-name-complex="Times New Roman" style:font-size-complex="14pt" style:language-complex="ar" style:country-complex="SA" style:font-style-complex="normal" style:font-weight-complex="bold"/>
    </style:style>
    <style:style style:name="T94" style:family="text">
      <style:text-properties fo:font-variant="normal" fo:text-transform="none" fo:color="#c00000" fo:font-size="18pt" fo:letter-spacing="normal" style:text-underline-style="solid" style:text-underline-width="auto" style:text-underline-color="font-color" style:font-size-asian="18pt" style:font-name-complex="Times New Roman" style:font-size-complex="12pt" style:language-complex="ar" style:country-complex="SA" style:font-style-complex="normal" style:font-weight-complex="bold"/>
    </style:style>
    <style:style style:name="T95" style:family="text">
      <style:text-properties fo:font-variant="normal" fo:text-transform="none" fo:color="#c00000" fo:font-size="18pt" fo:letter-spacing="normal" style:text-underline-style="solid" style:text-underline-width="auto" style:text-underline-color="font-color" style:font-size-asian="18pt" style:font-size-complex="18pt"/>
    </style:style>
    <style:style style:name="T96" style:family="text">
      <style:text-properties fo:font-variant="normal" fo:text-transform="none" fo:color="#c00000" fo:font-size="15pt" fo:letter-spacing="normal" style:text-underline-style="solid" style:text-underline-width="auto" style:text-underline-color="font-color" style:font-size-asian="15pt" style:font-name-complex="Times New Roman" style:font-size-complex="15pt" style:language-complex="ar" style:country-complex="SA" style:font-style-complex="normal" style:font-weight-complex="bold"/>
    </style:style>
    <style:style style:name="T97" style:family="text">
      <style:text-properties fo:font-variant="normal" fo:text-transform="none" fo:color="#c00000" fo:font-size="15pt" fo:letter-spacing="normal" style:text-underline-style="solid" style:text-underline-width="auto" style:text-underline-color="font-color" style:font-size-asian="15pt" style:font-size-complex="15pt"/>
    </style:style>
    <style:style style:name="T98" style:family="text">
      <style:text-properties fo:font-variant="normal" fo:text-transform="none" fo:color="#c00000" style:text-position="super 58%" fo:font-size="18pt" fo:letter-spacing="normal" style:text-underline-style="solid" style:text-underline-width="auto" style:text-underline-color="font-color" officeooo:rsid="00003d38" style:font-size-asian="18pt" style:font-name-complex="Times New Roman" style:font-size-complex="14pt" style:language-complex="ar" style:country-complex="SA" style:font-style-complex="normal" style:font-weight-complex="bold"/>
    </style:style>
    <style:style style:name="T99" style:family="text">
      <style:text-properties fo:font-variant="normal" fo:text-transform="none" fo:color="#c00000" style:text-position="super 58%" fo:font-size="18pt" fo:letter-spacing="normal" style:text-underline-style="solid" style:text-underline-width="auto" style:text-underline-color="font-color" officeooo:rsid="00003d38" style:font-size-asian="18pt" style:font-name-complex="Times New Roman" style:font-size-complex="12pt" style:language-complex="ar" style:country-complex="SA" style:font-style-complex="normal" style:font-weight-complex="bold"/>
    </style:style>
    <style:style style:name="T100" style:family="text">
      <style:text-properties fo:font-variant="normal" fo:text-transform="none" fo:color="#c00000" style:text-position="super 58%" fo:font-size="18pt" fo:letter-spacing="normal" style:text-underline-style="solid" style:text-underline-width="auto" style:text-underline-color="font-color" officeooo:rsid="00003d38" style:font-size-asian="18pt" style:font-name-complex="Times New Roman" style:font-size-complex="18pt" style:language-complex="ar" style:country-complex="SA" style:font-style-complex="normal"/>
    </style:style>
    <style:style style:name="T101" style:family="text">
      <style:text-properties fo:font-variant="normal" fo:text-transform="none" fo:color="#c00000" style:text-position="super 58%" style:font-name="Times New Roman" fo:font-size="14pt" fo:letter-spacing="normal" fo:font-style="normal" style:text-underline-style="solid" style:text-underline-width="auto" style:text-underline-color="font-color" fo:font-weight="bold" officeooo:rsid="00003d38" style:font-size-asian="18pt" style:font-name-complex="Times New Roman" style:font-size-complex="18pt" style:language-complex="ar" style:country-complex="SA" style:font-style-complex="normal"/>
    </style:style>
    <style:style style:name="T102" style:family="text">
      <style:text-properties fo:font-variant="normal" fo:text-transform="none" fo:color="#c00000" style:text-position="super 58%" style:font-name="Times New Roman" fo:font-size="12pt" fo:letter-spacing="normal" fo:language="ar" fo:country="SA" fo:font-style="normal" style:text-underline-style="solid" style:text-underline-width="auto" style:text-underline-color="font-color" fo:font-weight="bold" officeooo:rsid="00003d38" style:font-size-asian="18pt" style:font-name-complex="Times New Roman" style:font-size-complex="18pt" style:language-complex="ar" style:country-complex="SA" style:font-style-complex="normal"/>
    </style:style>
    <style:style style:name="T103" style:family="text">
      <style:text-properties fo:font-variant="normal" fo:text-transform="none" fo:color="#c00000" fo:font-size="20pt" fo:letter-spacing="normal" style:text-underline-style="solid" style:text-underline-width="auto" style:text-underline-color="font-color" style:font-size-asian="20pt" style:font-name-complex="Times New Roman" style:font-size-complex="20pt" style:language-complex="ar" style:country-complex="SA" style:font-style-complex="normal" style:font-weight-complex="bold"/>
    </style:style>
    <style:style style:name="T104" style:family="text">
      <style:text-properties fo:font-variant="normal" fo:text-transform="none" fo:color="#c00000" fo:font-size="20pt" fo:letter-spacing="normal" style:text-underline-style="solid" style:text-underline-width="auto" style:text-underline-color="font-color" style:font-size-asian="20pt" style:font-size-complex="20pt"/>
    </style:style>
    <style:style style:name="T105" style:family="text">
      <style:text-properties fo:font-variant="normal" fo:text-transform="none" fo:color="#c00000" fo:font-size="24pt" fo:letter-spacing="normal" style:text-underline-style="solid" style:text-underline-width="auto" style:text-underline-color="font-color" style:font-size-asian="24pt" style:font-name-complex="Times New Roman" style:font-size-complex="24pt" style:language-complex="ar" style:country-complex="SA" style:font-style-complex="normal" style:font-weight-complex="bold"/>
    </style:style>
    <style:style style:name="T106" style:family="text">
      <style:text-properties fo:font-variant="normal" fo:text-transform="none" fo:color="#c00000" fo:font-size="24pt" fo:letter-spacing="normal" style:text-underline-style="solid" style:text-underline-width="auto" style:text-underline-color="font-color" style:font-size-asian="24pt" style:font-size-complex="24pt"/>
    </style:style>
    <style:style style:name="T107" style:family="text">
      <style:text-properties fo:font-variant="normal" fo:text-transform="none" fo:color="#8b0000" style:font-name="Times New Roman" fo:font-size="14pt" fo:letter-spacing="normal" fo:language="ar" fo:country="SA" fo:font-style="normal" style:text-underline-style="solid" style:text-underline-width="auto" style:text-underline-color="font-color" fo:font-weight="bold"/>
    </style:style>
    <style:style style:name="T108" style:family="text">
      <style:text-properties fo:font-variant="normal" fo:text-transform="none" fo:color="#8b0000" style:font-name="Times New Roman" fo:font-size="14pt" fo:letter-spacing="normal" fo:language="ar" fo:country="SA" fo:font-style="normal" style:text-underline-style="solid" style:text-underline-width="auto" style:text-underline-color="font-color" fo:font-weight="bold" style:font-size-asian="17.5pt" style:font-size-complex="20pt"/>
    </style:style>
    <style:style style:name="T109" style:family="text">
      <style:text-properties fo:font-variant="normal" fo:text-transform="none" fo:color="#8b0000" style:font-name="Times New Roman" fo:font-size="14pt" fo:letter-spacing="normal" fo:font-style="normal" style:text-underline-style="solid" style:text-underline-width="auto" style:text-underline-color="font-color" fo:font-weight="bold"/>
    </style:style>
    <style:style style:name="T110" style:family="text">
      <style:text-properties fo:font-variant="normal" fo:text-transform="none" fo:color="#8b0000" style:font-name="Times New Roman" fo:font-size="14pt" fo:letter-spacing="normal" fo:font-style="normal" style:text-underline-style="solid" style:text-underline-width="auto" style:text-underline-color="font-color" fo:font-weight="bold" style:font-size-asian="17.5pt" style:font-size-complex="20pt"/>
    </style:style>
    <style:style style:name="T111" style:family="text">
      <style:text-properties fo:font-variant="normal" fo:text-transform="none" fo:color="#8b0000" style:font-name="Times New Roman" fo:font-size="12pt" fo:letter-spacing="normal" fo:font-style="normal" style:text-underline-style="solid" style:text-underline-width="auto" style:text-underline-color="font-color" style:font-name-complex="Times New Roman" style:font-size-complex="14pt" style:language-complex="ar" style:country-complex="SA" style:font-style-complex="normal" style:font-weight-complex="bold"/>
    </style:style>
    <style:style style:name="T112" style:family="text">
      <style:text-properties fo:font-variant="normal" fo:text-transform="none" fo:color="#8b0000" style:font-name="Times New Roman" fo:font-size="20pt" fo:letter-spacing="normal" fo:font-style="normal" style:text-underline-style="solid" style:text-underline-width="auto" style:text-underline-color="font-color" style:font-size-asian="17.5pt" style:font-name-complex="Times New Roman" style:font-size-complex="14pt" style:language-complex="ar" style:country-complex="SA" style:font-style-complex="normal" style:font-weight-complex="bold"/>
    </style:style>
    <style:style style:name="T113" style:family="text">
      <style:text-properties fo:font-variant="normal" fo:text-transform="none" fo:color="#8b0000" style:font-name="Times New Roman" fo:font-size="20pt" fo:letter-spacing="normal" fo:font-style="normal" style:text-underline-style="solid" style:text-underline-width="auto" style:text-underline-color="font-color" fo:font-weight="bold" style:font-size-asian="20pt" style:font-size-complex="20pt"/>
    </style:style>
    <style:style style:name="T114" style:family="text">
      <style:text-properties fo:font-variant="normal" fo:text-transform="none" fo:color="#8b0000" style:font-name="Times New Roman" fo:font-size="20pt" fo:letter-spacing="normal" fo:font-style="normal" style:text-underline-style="solid" style:text-underline-width="auto" style:text-underline-color="font-color" style:font-size-asian="20pt" style:font-name-complex="Times New Roman" style:font-size-complex="20pt" style:language-complex="ar" style:country-complex="SA" style:font-style-complex="normal" style:font-weight-complex="bold"/>
    </style:style>
    <style:style style:name="T115" style:family="text">
      <style:text-properties fo:font-variant="normal" fo:text-transform="none" fo:color="#8b0000" style:font-name="Times New Roman" fo:font-size="20pt" fo:letter-spacing="normal" fo:language="ar" fo:country="SA" fo:font-style="normal" style:text-underline-style="solid" style:text-underline-width="auto" style:text-underline-color="font-color" fo:font-weight="bold" style:font-size-asian="20pt" style:font-size-complex="20pt"/>
    </style:style>
    <style:style style:name="T116" style:family="text">
      <style:text-properties fo:font-variant="normal" fo:text-transform="none" fo:color="#8b0000" style:font-name="Times New Roman" fo:letter-spacing="normal" fo:font-style="normal" style:text-underline-style="solid" style:text-underline-width="auto" style:text-underline-color="font-color" style:font-name-complex="Times New Roman" style:language-complex="ar" style:country-complex="SA" style:font-style-complex="normal" style:font-weight-complex="bold"/>
    </style:style>
    <style:style style:name="T117" style:family="text">
      <style:text-properties fo:font-variant="normal" fo:text-transform="none" fo:color="#8b0000" style:font-name="Times New Roman" fo:letter-spacing="normal" fo:font-style="normal" style:text-underline-style="solid" style:text-underline-width="auto" style:text-underline-color="font-color" fo:font-weight="bold"/>
    </style:style>
    <style:style style:name="T118" style:family="text">
      <style:text-properties fo:font-variant="normal" fo:text-transform="none" fo:color="#8b0000" style:font-name="Times New Roman" fo:letter-spacing="normal" fo:language="ar" fo:country="SA" fo:font-style="normal" style:text-underline-style="solid" style:text-underline-width="auto" style:text-underline-color="font-color" fo:font-weight="bold"/>
    </style:style>
    <style:style style:name="T119" style:family="text">
      <style:text-properties fo:font-variant="normal" fo:text-transform="none" fo:color="#8b0000" style:font-name="Times New Roman" fo:font-size="36pt" fo:letter-spacing="normal" fo:font-style="normal" style:text-underline-style="solid" style:text-underline-width="auto" style:text-underline-color="font-color" style:font-size-asian="36pt" style:font-name-complex="Times New Roman" style:font-size-complex="36pt" style:language-complex="ar" style:country-complex="SA" style:font-style-complex="normal" style:font-weight-complex="bold"/>
    </style:style>
    <style:style style:name="T120" style:family="text">
      <style:text-properties fo:font-variant="normal" fo:text-transform="none" fo:color="#8b0000" style:font-name="Times New Roman" fo:font-size="36pt" fo:letter-spacing="normal" fo:font-style="normal" style:text-underline-style="solid" style:text-underline-width="auto" style:text-underline-color="font-color" fo:font-weight="bold" style:font-size-asian="36pt" style:font-size-complex="36pt"/>
    </style:style>
    <style:style style:name="T121" style:family="text">
      <style:text-properties fo:font-variant="normal" fo:text-transform="none" fo:color="#8b0000" style:font-name="Times New Roman" fo:font-size="36pt" fo:letter-spacing="normal" fo:language="ar" fo:country="SA" fo:font-style="normal" style:text-underline-style="solid" style:text-underline-width="auto" style:text-underline-color="font-color" fo:font-weight="bold" style:font-size-asian="36pt" style:font-size-complex="36pt"/>
    </style:style>
    <style:style style:name="T122" style:family="text">
      <style:text-properties fo:font-variant="normal" fo:text-transform="none" fo:color="#8b0000" style:font-name="Times New Roman" fo:font-size="26pt" fo:letter-spacing="normal" fo:font-style="normal" style:text-underline-style="solid" style:text-underline-width="auto" style:text-underline-color="font-color" style:font-size-asian="26pt" style:font-name-complex="Times New Roman" style:font-size-complex="26pt" style:language-complex="ar" style:country-complex="SA" style:font-style-complex="normal" style:font-weight-complex="bold"/>
    </style:style>
    <style:style style:name="T123" style:family="text">
      <style:text-properties fo:font-variant="normal" fo:text-transform="none" fo:color="#8b0000" style:font-name="Times New Roman" fo:font-size="26pt" fo:letter-spacing="normal" fo:font-style="normal" style:text-underline-style="solid" style:text-underline-width="auto" style:text-underline-color="font-color" fo:font-weight="bold" style:font-size-asian="26pt" style:font-size-complex="26pt"/>
    </style:style>
    <style:style style:name="T124" style:family="text">
      <style:text-properties fo:font-variant="normal" fo:text-transform="none" fo:color="#8b0000" style:font-name="Times New Roman" fo:font-size="26pt" fo:letter-spacing="normal" fo:language="ar" fo:country="SA" fo:font-style="normal" style:text-underline-style="solid" style:text-underline-width="auto" style:text-underline-color="font-color" fo:font-weight="bold" style:font-size-asian="26pt" style:font-size-complex="26pt"/>
    </style:style>
    <style:style style:name="T125" style:family="text">
      <style:text-properties fo:font-variant="normal" fo:text-transform="none" fo:color="#8b0000" style:font-name="Times New Roman" fo:font-size="22pt" fo:letter-spacing="normal" fo:font-style="normal" style:text-underline-style="solid" style:text-underline-width="auto" style:text-underline-color="font-color" style:font-size-asian="22pt" style:font-name-complex="Times New Roman" style:font-size-complex="22pt" style:language-complex="ar" style:country-complex="SA" style:font-style-complex="normal" style:font-weight-complex="bold"/>
    </style:style>
    <style:style style:name="T126" style:family="text">
      <style:text-properties fo:font-variant="normal" fo:text-transform="none" fo:color="#8b0000" style:font-name="Times New Roman" fo:font-size="22pt" fo:letter-spacing="normal" fo:font-style="normal" style:text-underline-style="solid" style:text-underline-width="auto" style:text-underline-color="font-color" fo:font-weight="bold" style:font-size-asian="22pt" style:font-size-complex="22pt"/>
    </style:style>
    <style:style style:name="T127" style:family="text">
      <style:text-properties fo:font-variant="normal" fo:text-transform="none" fo:color="#8b0000" style:font-name="Times New Roman" fo:font-size="22pt" fo:letter-spacing="normal" fo:language="ar" fo:country="SA" fo:font-style="normal" style:text-underline-style="solid" style:text-underline-width="auto" style:text-underline-color="font-color" fo:font-weight="bold" style:font-size-asian="22pt" style:font-size-complex="22pt"/>
    </style:style>
    <style:style style:name="T128" style:family="text">
      <style:text-properties fo:font-variant="normal" fo:text-transform="none" fo:color="#8b0000" style:font-name="Times New Roman" fo:font-size="18pt" fo:letter-spacing="normal" fo:language="ar" fo:country="SA" fo:font-style="normal" style:text-underline-style="solid" style:text-underline-width="auto" style:text-underline-color="font-color" fo:font-weight="bold" style:font-size-asian="18pt" style:font-size-complex="18pt"/>
    </style:style>
    <style:style style:name="T129" style:family="text">
      <style:text-properties fo:font-variant="normal" fo:text-transform="none" fo:color="#8b0000" style:font-name="Times New Roman" fo:font-size="18pt" fo:letter-spacing="normal" fo:font-style="normal" style:text-underline-style="solid" style:text-underline-width="auto" style:text-underline-color="font-color" fo:font-weight="bold" style:font-size-asian="18pt" style:font-size-complex="18pt"/>
    </style:style>
    <style:style style:name="T130" style:family="text">
      <style:text-properties fo:font-variant="normal" fo:text-transform="none" fo:color="#8b0000" style:font-name="Times New Roman" fo:font-size="16pt" fo:letter-spacing="normal" fo:language="ar" fo:country="SA" fo:font-style="normal" style:text-underline-style="solid" style:text-underline-width="auto" style:text-underline-color="font-color" fo:font-weight="bold" style:font-size-asian="16pt" style:font-size-complex="16pt"/>
    </style:style>
    <style:style style:name="T131" style:family="text">
      <style:text-properties fo:font-variant="normal" fo:text-transform="none" fo:color="#8b0000" style:font-name="Times New Roman" fo:font-size="16pt" fo:letter-spacing="normal" fo:font-style="normal" style:text-underline-style="solid" style:text-underline-width="auto" style:text-underline-color="font-color" fo:font-weight="bold" style:font-size-asian="16pt" style:font-size-complex="16pt"/>
    </style:style>
    <style:style style:name="T132" style:family="text">
      <style:text-properties fo:font-variant="normal" fo:text-transform="none" fo:color="#8b0000" style:font-name="Times New Roman" fo:font-size="16pt" fo:letter-spacing="normal" fo:font-style="normal" style:text-underline-style="solid" style:text-underline-width="auto" style:text-underline-color="font-color" style:font-size-asian="16pt" style:font-name-complex="Times New Roman" style:font-size-complex="16pt" style:language-complex="ar" style:country-complex="SA" style:font-style-complex="normal" style:font-weight-complex="bold"/>
    </style:style>
    <style:style style:name="T133" style:family="text">
      <style:text-properties fo:font-variant="normal" fo:text-transform="none" fo:color="#8b0000" style:font-name="Times New Roman" fo:font-size="24pt" fo:letter-spacing="normal" fo:font-style="normal" style:text-underline-style="solid" style:text-underline-width="auto" style:text-underline-color="font-color" style:font-size-asian="24pt" style:font-name-complex="Times New Roman" style:font-size-complex="24pt" style:language-complex="ar" style:country-complex="SA" style:font-style-complex="normal" style:font-weight-complex="bold"/>
    </style:style>
    <style:style style:name="T134" style:family="text">
      <style:text-properties fo:font-variant="normal" fo:text-transform="none" fo:color="#8b0000" style:font-name="Times New Roman" fo:font-size="24pt" fo:letter-spacing="normal" fo:font-style="normal" style:text-underline-style="solid" style:text-underline-width="auto" style:text-underline-color="font-color" fo:font-weight="bold" style:font-size-asian="24pt" style:font-size-complex="24pt"/>
    </style:style>
    <style:style style:name="T135" style:family="text">
      <style:text-properties fo:font-variant="normal" fo:text-transform="none" fo:color="#8b0000" style:font-name="Times New Roman" fo:font-size="24pt" fo:letter-spacing="normal" fo:language="ar" fo:country="SA" fo:font-style="normal" style:text-underline-style="solid" style:text-underline-width="auto" style:text-underline-color="font-color" fo:font-weight="bold" style:font-size-asian="24pt" style:font-size-complex="24pt"/>
    </style:style>
    <style:style style:name="T136" style:family="text">
      <style:text-properties fo:font-variant="normal" fo:text-transform="none" fo:color="#8b0000" fo:letter-spacing="normal" style:text-underline-style="solid" style:text-underline-width="auto" style:text-underline-color="font-color" style:font-name-complex="Times New Roman" style:language-complex="ar" style:country-complex="SA" style:font-style-complex="normal" style:font-weight-complex="bold"/>
    </style:style>
    <style:style style:name="T137" style:family="text">
      <style:text-properties fo:font-variant="normal" fo:text-transform="none" fo:color="#8b0000" fo:letter-spacing="normal" style:text-underline-style="solid" style:text-underline-width="auto" style:text-underline-color="font-color" style:font-name-complex="Times New Roman" style:font-size-complex="14pt" style:language-complex="ar" style:country-complex="SA" style:font-style-complex="normal" style:font-weight-complex="bold"/>
    </style:style>
    <style:style style:name="T138" style:family="text">
      <style:text-properties fo:font-variant="normal" fo:text-transform="none" fo:color="#8b0000" fo:font-size="22pt" fo:letter-spacing="normal" style:text-underline-style="solid" style:text-underline-width="auto" style:text-underline-color="font-color" style:font-size-asian="22pt" style:font-name-complex="Times New Roman" style:font-size-complex="22pt" style:language-complex="ar" style:country-complex="SA" style:font-style-complex="normal" style:font-weight-complex="bold"/>
    </style:style>
    <style:style style:name="T139" style:family="text">
      <style:text-properties fo:font-variant="normal" fo:text-transform="none" fo:color="#8b0000" fo:font-size="20pt" fo:letter-spacing="normal" style:text-underline-style="solid" style:text-underline-width="auto" style:text-underline-color="font-color" style:font-size-asian="20pt" style:font-name-complex="Times New Roman" style:font-size-complex="20pt" style:language-complex="ar" style:country-complex="SA" style:font-style-complex="normal" style:font-weight-complex="bold"/>
    </style:style>
    <style:style style:name="T140" style:family="text">
      <style:text-properties fo:font-variant="normal" fo:text-transform="none" fo:color="#8b0000" fo:font-size="18pt" fo:letter-spacing="normal" style:text-underline-style="solid" style:text-underline-width="auto" style:text-underline-color="font-color" style:font-size-asian="18pt" style:font-name-complex="Times New Roman" style:font-size-complex="18pt" style:language-complex="ar" style:country-complex="SA" style:font-style-complex="normal" style:font-weight-complex="bold"/>
    </style:style>
    <style:style style:name="T141" style:family="text">
      <style:text-properties fo:font-variant="normal" fo:text-transform="none" fo:color="#8b0000" fo:font-size="16pt" fo:letter-spacing="normal" style:text-underline-style="solid" style:text-underline-width="auto" style:text-underline-color="font-color" style:font-size-asian="16pt" style:font-name-complex="Times New Roman" style:font-size-complex="16pt" style:language-complex="ar" style:country-complex="SA"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لاسم:احمد ضميدي</text:p>
      <text:p text:style-name="P1">المبحث:كيمياء</text:p>
      <text:p text:style-name="P1">الموضوع:علماء كيمياء عرب</text:p>
      <text:p text:style-name="P1">المدرسه :اكاديمه القران الكريم</text:p>
      <text:p text:style-name="P1">الاستاذ:وليد خرمه</text:p>
      <text:p text:style-name="P2"/>
      <text:p text:style-name="P2"/>
      <text:p text:style-name="P4"><text:soft-page-break/><text:span text:style-name="Strong_20_Emphasis"><text:span text:style-name="T105">جابر بن حيان</text:span></text:span><text:span text:style-name="Strong_20_Emphasis"><text:span text:style-name="T89">)</text:span></text:span><text:span text:style-name="T71"> </text:span><text:span text:style-name="Strong_20_Emphasis"><text:span text:style-name="T90">721</text:span></text:span><text:span text:style-name="Strong_20_Emphasis"><text:span text:style-name="T105">م – </text:span></text:span><text:span text:style-name="Strong_20_Emphasis"><text:span text:style-name="T90">815 </text:span></text:span><text:span text:style-name="Strong_20_Emphasis"><text:span text:style-name="T105">م </text:span></text:span><text:span text:style-name="Strong_20_Emphasis"><text:span text:style-name="T90">)</text:span></text:span><text:span text:style-name="Strong_20_Emphasis"><text:span text:style-name="T106"> </text:span></text:span><text:span text:style-name="Strong_20_Emphasis"><text:span text:style-name="T52"><text:line-break/></text:span></text:span><text:span text:style-name="Strong_20_Emphasis"><text:span text:style-name="T72">هو أبو عبد الله جابر بن حيان بن عبد الله الكوفي المعروف بالصوفي</text:span></text:span><text:span text:style-name="Strong_20_Emphasis"><text:span text:style-name="T55">. </text:span></text:span><text:span text:style-name="Strong_20_Emphasis"><text:span text:style-name="T72">ولد في طوس </text:span></text:span><text:span text:style-name="Strong_20_Emphasis"><text:span text:style-name="T55">(</text:span></text:span><text:span text:style-name="Strong_20_Emphasis"><text:span text:style-name="T72">خراسان </text:span></text:span><text:span text:style-name="Strong_20_Emphasis"><text:span text:style-name="T55">) </text:span></text:span><text:span text:style-name="Strong_20_Emphasis"><text:span text:style-name="T72">وسكن الكوفة، حيث كان يعمل صيدلانياً</text:span></text:span><text:span text:style-name="Strong_20_Emphasis"><text:span text:style-name="T55">. </text:span></text:span><text:span text:style-name="Strong_20_Emphasis"><text:span text:style-name="T72">وكان أبوه عطاراً</text:span></text:span><text:span text:style-name="Strong_20_Emphasis"><text:span text:style-name="T52">.</text:span></text:span><text:span text:style-name="Strong_20_Emphasis"><text:span text:style-name="T72">بنسبته الطوسي أو الطرطوسي، وينحدر من قبيلة الأزد</text:span></text:span><text:span text:style-name="Strong_20_Emphasis"><text:span text:style-name="T55">. </text:span></text:span><text:span text:style-name="Strong_20_Emphasis"><text:span text:style-name="T72">ويقدّر الزمن الذي ولد فيه جابر بين </text:span></text:span><text:span text:style-name="Strong_20_Emphasis"><text:span text:style-name="T55">721 </text:span></text:span><text:span text:style-name="Strong_20_Emphasis"><text:span text:style-name="T72">م – </text:span></text:span><text:span text:style-name="Strong_20_Emphasis"><text:span text:style-name="T55">722 </text:span></text:span><text:span text:style-name="Strong_20_Emphasis"><text:span text:style-name="T72">م، أما تاريخ وفاته فغير معروف تماما</text:span></text:span><text:span text:style-name="Strong_20_Emphasis"><text:span text:style-name="T55">. </text:span></text:span><text:span text:style-name="Strong_20_Emphasis"><text:span text:style-name="T72">ويقال أنه توفي سنة </text:span></text:span><text:span text:style-name="Strong_20_Emphasis"><text:span text:style-name="T55">200 </text:span></text:span><text:span text:style-name="Strong_20_Emphasis"><text:span text:style-name="T72">هـ أو ما يوافق </text:span></text:span><text:span text:style-name="Strong_20_Emphasis"><text:span text:style-name="T55">815 </text:span></text:span><text:span text:style-name="Strong_20_Emphasis"><text:span text:style-name="T72">م</text:span></text:span><text:span text:style-name="Strong_20_Emphasis"><text:span text:style-name="T52">.<text:line-break/></text:span></text:span><text:span text:style-name="Strong_20_Emphasis"><text:span text:style-name="T72">رحل إلى الجزيرة العربية وأتقن العربية وتعلّم القرآن والحساب وعلوماً أخرى على يد رجل عرف باسم </text:span></text:span><text:span text:style-name="Strong_20_Emphasis"><text:span text:style-name="T55">(</text:span></text:span><text:span text:style-name="Strong_20_Emphasis"><text:span text:style-name="T72">حربي الحميري</text:span></text:span><text:span text:style-name="Strong_20_Emphasis"><text:span text:style-name="T55">) </text:span></text:span><text:span text:style-name="Strong_20_Emphasis"><text:span text:style-name="T72">وقد يكون هو الراهب الذي ذكره في مصنفاته وتلقّن عنه بعض التجارب</text:span></text:span><text:span text:style-name="Strong_20_Emphasis"><text:span text:style-name="T52">.</text:span></text:span><text:span text:style-name="T71"> </text:span><text:span text:style-name="Strong_20_Emphasis"><text:span text:style-name="T72">اتصل بالإمام جعفر الصادق عليه السلام </text:span></text:span><text:span text:style-name="Strong_20_Emphasis"><text:span text:style-name="T55">(</text:span></text:span><text:span text:style-name="Strong_20_Emphasis"><text:span text:style-name="T72">الإمام الخامس بعد علي بن أبي طالب </text:span></text:span><text:span text:style-name="Strong_20_Emphasis"><text:span text:style-name="T55">) </text:span></text:span><text:span text:style-name="Strong_20_Emphasis"><text:span text:style-name="T72">ت</text:span></text:span><text:span text:style-name="T71"> </text:span><text:span text:style-name="Strong_20_Emphasis"><text:span text:style-name="T52">148</text:span></text:span><text:span text:style-name="T71"> </text:span><text:span text:style-name="Strong_20_Emphasis"><text:span text:style-name="T72">هـ، ويقال إنه أخذ علم الصنعة عنه، وتتلمذ على يديه، وعن طريقه دخل بلاط هارون الرشيد بحفاوة</text:span></text:span><text:span text:style-name="Strong_20_Emphasis"><text:span text:style-name="T52">.<text:line-break/></text:span></text:span><text:span text:style-name="Strong_20_Emphasis"><text:span text:style-name="T72">اختلف الرواة في أمر جابر، فقد أنكر قوم أمر وجوده، بينما أكد آخرون أنه رائد الكيمياء، لكن جابر، وقد أيّد هذه الحقيقة أبو بكر الرازي، عندما كان يشير إلى جابر في كتبه فيقول </text:span></text:span><text:span text:style-name="Strong_20_Emphasis"><text:span text:style-name="T55">"</text:span></text:span><text:span text:style-name="Strong_20_Emphasis"><text:span text:style-name="T72">أستاذنا</text:span></text:span><text:span text:style-name="Strong_20_Emphasis"><text:span text:style-name="T55">". </text:span></text:span><text:span text:style-name="Strong_20_Emphasis"><text:span text:style-name="T72">وتتجلى عبقرية جابر أنه درس الكتب ذات المحتوى السري جداً مثل كتب أبولينوس التيتاني</text:span></text:span><text:span text:style-name="Strong_20_Emphasis"><text:span text:style-name="T52">.</text:span></text:span><text:span text:style-name="T71"> </text:span><text:span text:style-name="Strong_20_Emphasis"><text:span text:style-name="T72">وترجع شهرة جابر إلى أنه أول من أخرج علم الكيمياء من أوهام الشعوذة إلى الحقيقة العلمية القائمة على التجربة والملاحظة والاستنباط، واستخدام العقل والاعتماد على الأدلة العقلية والتجارب العملية، وخالف أرسطو في نظريته الخاصة بتكوين الفلزات حين رآها لا تساعد في تفسير بعض التجارب</text:span></text:span><text:span text:style-name="Strong_20_Emphasis"><text:span text:style-name="T52">.<text:line-break/></text:span></text:span><text:span text:style-name="Strong_20_Emphasis"><text:span text:style-name="T72">قام جابر بإجراء كثير من العمليات المخبرية، كان بعضها معروفًا من قبل فطوَّره، وأدخل عمليات جديدة</text:span></text:span><text:span text:style-name="Strong_20_Emphasis"><text:span text:style-name="T55">. </text:span></text:span><text:span text:style-name="Strong_20_Emphasis"><text:span text:style-name="T72">من الوسائل التي استخدمها</text:span></text:span><text:span text:style-name="Strong_20_Emphasis"><text:span text:style-name="T55">: </text:span></text:span><text:span text:style-name="Strong_20_Emphasis"><text:span text:style-name="T72">التّبخّر، والتكليس، والتقطير، والتبلر، والتصعيد، والترشيح، والصهر، والتكثيف، والإذابة</text:span></text:span><text:span text:style-name="Strong_20_Emphasis"><text:span text:style-name="T55">. </text:span></text:span><text:span text:style-name="Strong_20_Emphasis"><text:span text:style-name="T72">ودرس خواص بعض المواد دراسة دقيقة؛ فتعرف على أيون الفضة النشادري المعقد</text:span></text:span><text:span text:style-name="Strong_20_Emphasis"><text:span text:style-name="T55">. </text:span></text:span><text:span text:style-name="Strong_20_Emphasis"><text:span text:style-name="T72">كما قام بتحضير عدد كبير من المواد الكيميائية؛ فهو أول من حضَّر حمض الكبريتيك التقطير من الشب</text:span></text:span><text:span text:style-name="Strong_20_Emphasis"><text:span text:style-name="T55">. </text:span></text:span><text:span text:style-name="Strong_20_Emphasis"><text:span text:style-name="T72">وحضّر أكسيد الزئبق، وحمض النتريك؛ أي ماء الفضة، وكان يسميه الماء المحلل أو ماء النار، وحضر حمض الكلوريدريك المسمّى بروح الملح</text:span></text:span><text:span text:style-name="Strong_20_Emphasis"><text:span text:style-name="T55">. </text:span></text:span><text:span text:style-name="Strong_20_Emphasis"><text:span text:style-name="T72">وهو أول من اكتشف الصودا الكاوية، وأول من استخرج نترات الفضة وقد سمّاها حجر جهنم، وثاني كلوريد الزئبق</text:span></text:span><text:span text:style-name="T71"> </text:span><text:span text:style-name="Strong_20_Emphasis"><text:span text:style-name="T52">(</text:span></text:span><text:span text:style-name="Strong_20_Emphasis"><text:span text:style-name="T72">السليماني</text:span></text:span><text:span text:style-name="Strong_20_Emphasis"><text:span text:style-name="T55">)</text:span></text:span><text:span text:style-name="Strong_20_Emphasis"><text:span text:style-name="T72">، وحمض النتروهيدروكلوريك </text:span></text:span><text:span text:style-name="Strong_20_Emphasis"><text:span text:style-name="T55">(</text:span></text:span><text:span text:style-name="Strong_20_Emphasis"><text:span text:style-name="T72">الماء الملكي</text:span></text:span><text:span text:style-name="Strong_20_Emphasis"><text:span text:style-name="T55">)</text:span></text:span><text:span text:style-name="Strong_20_Emphasis"><text:span text:style-name="T72">، وسمِّي كذلك لأنه يذيب </text:span></text:span><text:soft-page-break/><text:span text:style-name="Strong_20_Emphasis"><text:span text:style-name="T72">الذهب ملك المعادن</text:span></text:span><text:span text:style-name="Strong_20_Emphasis"><text:span text:style-name="T55">. </text:span></text:span><text:span text:style-name="Strong_20_Emphasis"><text:span text:style-name="T72">وهو أول من لاحظ رواسب كلوريد الفضة عند إضافة ملح الطعام إلى نترات الفضة</text:span></text:span><text:span text:style-name="Strong_20_Emphasis"><text:span text:style-name="T55">. </text:span></text:span><text:span text:style-name="Strong_20_Emphasis"><text:span text:style-name="T72">كما استخدم الشب في تثبيت الأصباغ في الأقمشة، وحضّر بعض المواد التي تمنع الثياب من البلل؛ وهذه المواد هي أملاح الألومنيوم المشتقة من الأحماض العضوية ذات الأجزاء الهيدروكربونية</text:span></text:span><text:span text:style-name="Strong_20_Emphasis"><text:span text:style-name="T55">. </text:span></text:span><text:span text:style-name="Strong_20_Emphasis"><text:span text:style-name="T72">ومن استنتاجاته أن اللهب يكسب النحاس اللون الأزرق، بينما يكسب النحاس اللهب لونًا أخضر</text:span></text:span><text:span text:style-name="Strong_20_Emphasis"><text:span text:style-name="T55">. </text:span></text:span><text:span text:style-name="Strong_20_Emphasis"><text:span text:style-name="T72">وهو أول من فصل الذهب عن الفضة بالحل بوساطة الحمض، وشرح بالتفصيل عملية تحضير الزرنيخ، والإثمد </text:span></text:span><text:span text:style-name="Strong_20_Emphasis"><text:span text:style-name="T55">(</text:span></text:span><text:span text:style-name="Strong_20_Emphasis"><text:span text:style-name="T72">الأنتيمون</text:span></text:span><text:span text:style-name="Strong_20_Emphasis"><text:span text:style-name="T55">)</text:span></text:span><text:span text:style-name="Strong_20_Emphasis"><text:span text:style-name="T72">، وتنقية المعادن، وصبغ الأقمشة، ويعزى إلى جابر أنه أول من استعمل الميزان الحساس والأوزان المتناهية الدقة في تجاربه المخبرية؛ وقد وزن مقادير يقل وزنها عن</text:span></text:span><text:span text:style-name="Strong_20_Emphasis"><text:span text:style-name="T55">1/100 </text:span></text:span><text:span text:style-name="Strong_20_Emphasis"><text:span text:style-name="T72">من الرطل</text:span></text:span><text:span text:style-name="Strong_20_Emphasis"><text:span text:style-name="T55">. </text:span></text:span><text:span text:style-name="Strong_20_Emphasis"><text:span text:style-name="T72">وينسب إليه تحضير مركبات كل من كربونات البوتاسيوم والصوديوم والرصاص القاعدي والإثمد </text:span></text:span><text:span text:style-name="Strong_20_Emphasis"><text:span text:style-name="T55">(</text:span></text:span><text:span text:style-name="Strong_20_Emphasis"><text:span text:style-name="T72">الأنتيمون</text:span></text:span><text:span text:style-name="Strong_20_Emphasis"><text:span text:style-name="T55">)</text:span></text:span><text:span text:style-name="Strong_20_Emphasis"><text:span text:style-name="T72">، كما استخدم ثاني أكسيد المنجنيز لإزالة الألوان في صناعة الزجاج</text:span></text:span><text:span text:style-name="Strong_20_Emphasis"><text:span text:style-name="T55">. </text:span></text:span><text:span text:style-name="Strong_20_Emphasis"><text:span text:style-name="T72">كما بلور جابر النظرية التي مفادها أن الاتحاد الكيميائي يتم باتصال ذرات العناصر المتفاعلة مع بعضها</text:span></text:span><text:span text:style-name="Strong_20_Emphasis"><text:span text:style-name="T55">. </text:span></text:span><text:span text:style-name="Strong_20_Emphasis"><text:span text:style-name="T72">ومثّل على ذلك بكل من الزئبق والكبريت عندما يتحدان ويكونان مادة جديدة</text:span></text:span><text:span text:style-name="Strong_20_Emphasis"><text:span text:style-name="T52">.<text:line-break/></text:span></text:span><text:span text:style-name="Strong_20_Emphasis"><text:span text:style-name="T72">تدل العمليات الكيميائية التي أوردها جابر في مؤلفاته على براعته في الكيمياء وإبداعه في تصميم الأفران والبوتقات، ولا شك أنه لم يكن ليصل إلى ما وصل إليه إلا بفضل تجاربه المخبرية</text:span></text:span><text:span text:style-name="Strong_20_Emphasis"><text:span text:style-name="T55">. </text:span></text:span><text:span text:style-name="Strong_20_Emphasis"><text:span text:style-name="T72">وقد كان يجري معظم هذه التجارب في مختبر خاص اكتشف في أنقاض مدينة الكوفة في أواخر القرن الثاني عشر الهجري، الثامن عشر الميلادي؛ وهو أشبه بالقبو في مكان منعزل بعيدًا عن أعين الفضوليين، وبه من الأثاث</text:span></text:span><text:span text:style-name="Strong_20_Emphasis"><text:span text:style-name="T55">: </text:span></text:span><text:span text:style-name="Strong_20_Emphasis"><text:span text:style-name="T72">منضدة وقوارير، وأفران، وموقد، وهاون، وبعض الأدوات مثل الماشق </text:span></text:span><text:span text:style-name="Strong_20_Emphasis"><text:span text:style-name="T55">(</text:span></text:span><text:span text:style-name="Strong_20_Emphasis"><text:span text:style-name="T72">الماسك</text:span></text:span><text:span text:style-name="Strong_20_Emphasis"><text:span text:style-name="T55">)</text:span></text:span><text:span text:style-name="Strong_20_Emphasis"><text:span text:style-name="T72">، والمقرض، والملعقة، والمبرد، والقمع، والراووق </text:span></text:span><text:span text:style-name="Strong_20_Emphasis"><text:span text:style-name="T55">(</text:span></text:span><text:span text:style-name="Strong_20_Emphasis"><text:span text:style-name="T72">المصفاة</text:span></text:span><text:span text:style-name="Strong_20_Emphasis"><text:span text:style-name="T52">)</text:span></text:span><text:span text:style-name="Strong_20_Emphasis"><text:span text:style-name="T72">، وأحواض، وإسفنجة، وآلة تكليس، وقطّارة، ومعدات للتقطير، وميزان وإنبيق وغيرها</text:span></text:span><text:span text:style-name="Strong_20_Emphasis"><text:span text:style-name="T52">.<text:line-break/></text:span></text:span></text:p>
      <text:p text:style-name="P2"/>
      <text:p text:style-name="P2"><text:span text:style-name="Strong_20_Emphasis"><text:span text:style-name="T13"/></text:span></text:p>
      <text:p text:style-name="P2"><text:soft-page-break/></text:p>
      <text:p text:style-name="P2"/>
      <text:p text:style-name="P2"/>
      <text:p text:style-name="P2"><text:span text:style-name="Strong_20_Emphasis"><text:span text:style-name="T13"/></text:span></text:p>
      <text:p text:style-name="P2"><text:span text:style-name="Strong_20_Emphasis"><text:span text:style-name="T13"/></text:span></text:p>
      <text:p text:style-name="P2"><text:span text:style-name="Strong_20_Emphasis"><text:span text:style-name="T13"/></text:span></text:p>
      <text:p text:style-name="P7"><text:span text:style-name="Strong_20_Emphasis"><text:span text:style-name="T133">الكندي </text:span></text:span><text:span text:style-name="Strong_20_Emphasis"><text:span text:style-name="T135">(185-252 </text:span></text:span><text:span text:style-name="Strong_20_Emphasis"><text:span text:style-name="T133">هـ </text:span></text:span><text:span text:style-name="Strong_20_Emphasis"><text:span text:style-name="T135">/ 801-866</text:span></text:span><text:span text:style-name="Strong_20_Emphasis"><text:span text:style-name="T133">م</text:span></text:span><text:span text:style-name="Strong_20_Emphasis"><text:span text:style-name="T134">)</text:span></text:span><text:span text:style-name="Strong_20_Emphasis"><text:span text:style-name="T52"><text:line-break/></text:span></text:span><text:span text:style-name="Strong_20_Emphasis"><text:span text:style-name="T54">هو أبو يوسف يعقوب بن إسحاق بن الصباح الكندي، من قبيلة كندة العربية، ولد في الكوفة وتوفي ببغداد، تعلم الكندي في البصرة وبغداد وأقام في بلاط العباسيين، ترجم كثيراً من الكتب اليونانية إلى اللغة العربية، وقد ذكر</text:span></text:span><text:span text:style-name="Strong_20_Emphasis"><text:span text:style-name="T53"> </text:span></text:span><text:span text:style-name="Strong_20_Emphasis"><text:span text:style-name="T52">"</text:span></text:span><text:span text:style-name="Strong_20_Emphasis"><text:span text:style-name="T54">ابن النديم</text:span></text:span><text:span text:style-name="Strong_20_Emphasis"><text:span text:style-name="T55">" </text:span></text:span><text:span text:style-name="Strong_20_Emphasis"><text:span text:style-name="T54">في كتابه </text:span></text:span><text:span text:style-name="Strong_20_Emphasis"><text:span text:style-name="T55">" </text:span></text:span><text:span text:style-name="Strong_20_Emphasis"><text:span text:style-name="T54">الفهرست</text:span></text:span><text:span text:style-name="Strong_20_Emphasis"><text:span text:style-name="T55">" </text:span></text:span><text:span text:style-name="Strong_20_Emphasis"><text:span text:style-name="T54">حوالي مائتين وثلاثون كتاباً ورسالة ألفها الكندي، ومن أشهر رسائله في الكيمياء</text:span></text:span><text:span text:style-name="Strong_20_Emphasis"><text:span text:style-name="T55">: "</text:span></text:span><text:span text:style-name="Strong_20_Emphasis"><text:span text:style-name="T54">كتاب الجواهر الثمينة، وكتاب رسالة فيما يصبغ فيعطي لوناً، ورسالة فيما يطرح على الحديد والسيوف حتى لا تنثلم ولا تكل ، وكتاب كيمياء العطر والتصعيدات، طبعت في ليبزغ سنة </text:span></text:span><text:span text:style-name="Strong_20_Emphasis"><text:span text:style-name="T55">1948</text:span></text:span><text:span text:style-name="Strong_20_Emphasis"><text:span text:style-name="T54">م مع ترجمتها، وكتاب رسالة في العطر وأنواعه، وكتاب التنبيه إلى خدع الكيميائيين وكتاب تلويح الزجاج</text:span></text:span><text:span text:style-name="Strong_20_Emphasis"><text:span text:style-name="T52">.<text:line-break/></text:span></text:span><text:span text:style-name="Strong_20_Emphasis"><text:span text:style-name="T54">وقد وضح رأيه في الصنعة فقال</text:span></text:span><text:span text:style-name="Strong_20_Emphasis"><text:span text:style-name="T55">: "</text:span></text:span><text:span text:style-name="Strong_20_Emphasis"><text:span text:style-name="T54">إن الاشتغال في الكيمياء </text:span></text:span><text:span text:style-name="Strong_20_Emphasis"><text:span text:style-name="T55">(</text:span></text:span><text:span text:style-name="Strong_20_Emphasis"><text:span text:style-name="T54">أي الحصول على الذهب</text:span></text:span><text:span text:style-name="Strong_20_Emphasis"><text:span text:style-name="T52">)</text:span></text:span><text:span text:style-name="Strong_20_Emphasis"><text:span text:style-name="T12"> </text:span></text:span><text:span text:style-name="Strong_20_Emphasis"><text:span text:style-name="T54">يذهب العقل والجهود، وقد وضع رسالة سماها </text:span></text:span><text:span text:style-name="Strong_20_Emphasis"><text:span text:style-name="T55">"</text:span></text:span><text:span text:style-name="Strong_20_Emphasis"><text:span text:style-name="T54">بطلان</text:span></text:span><text:span text:style-name="Strong_20_Emphasis"><text:span text:style-name="T55">" </text:span></text:span><text:span text:style-name="Strong_20_Emphasis"><text:span text:style-name="T54">دعا فيها المدعين ترك صنعة الذهب والفضة وخدعهم</text:span></text:span><text:span text:style-name="Strong_20_Emphasis"><text:span text:style-name="T52">.<text:line-break/></text:span></text:span><text:soft-page-break/><text:span text:style-name="Strong_20_Emphasis"><text:span text:style-name="T54">حضّر الكندي أنواعًا من الحديد الفولاذ بأسلوب المزج والصهر؛ وهي طريقة لا زالت تستخدم حتى وقتنا الحاضر بنجاح</text:span></text:span><text:span text:style-name="Strong_20_Emphasis"><text:span text:style-name="T55">. </text:span></text:span><text:span text:style-name="Strong_20_Emphasis"><text:span text:style-name="T54">يتلخص هذا الأسلوب في مزج كميتين معلومتين من الحديد النرماهن </text:span></text:span><text:span text:style-name="Strong_20_Emphasis"><text:span text:style-name="T55">(</text:span></text:span><text:span text:style-name="Strong_20_Emphasis"><text:span text:style-name="T54">المطاوع</text:span></text:span><text:span text:style-name="Strong_20_Emphasis"><text:span text:style-name="T55">) </text:span></text:span><text:span text:style-name="Strong_20_Emphasis"><text:span text:style-name="T54">والحديد الشبرقان </text:span></text:span><text:span text:style-name="Strong_20_Emphasis"><text:span text:style-name="T55">(</text:span></text:span><text:span text:style-name="Strong_20_Emphasis"><text:span text:style-name="T54">الحديد الصلب</text:span></text:span><text:span text:style-name="Strong_20_Emphasis"><text:span text:style-name="T55">). </text:span></text:span><text:span text:style-name="Strong_20_Emphasis"><text:span text:style-name="T54">ويصهران معًا ثم يسخنان إلى درجة حرارة معلومة وخلال مدة زمنية مناسبة بحيث يكون الحديد الناتج محتويًا على نسبة من الكربون لا تقل عن </text:span></text:span><text:span text:style-name="Strong_20_Emphasis"><text:span text:style-name="T55">0,5% </text:span></text:span><text:span text:style-name="Strong_20_Emphasis"><text:span text:style-name="T54">ولا تزيد كثيرًا على </text:span></text:span><text:span text:style-name="Strong_20_Emphasis"><text:span text:style-name="T55">1,5%. </text:span></text:span><text:span text:style-name="Strong_20_Emphasis"><text:span text:style-name="T54">واستخدم الكندي أشهر السموم المعدنية المعروفة في وقتنا الراهن؛ وهي التي تتكون من أيون السيانيد الموجود في ورق نبات الدفلي، وكذلك الزرنيخ الأصفر</text:span></text:span><text:span text:style-name="Strong_20_Emphasis"><text:span text:style-name="T55">. </text:span></text:span><text:span text:style-name="Strong_20_Emphasis"><text:span text:style-name="T54">فقد ذكر الكندي وصفة لتلوين حديد السيوف والسكاكين يدخل في تركيبها بعض المواد العضوية والأعشاب، من بينها نبات الدفلي الذي ثبت أن السم فيه عالي التركيز لاحتوائه على مقدار كبير نسبياً من سيانيد الصوديوم أو البوتاسيوم، ويكسب الحديد لونًا أحمر يضرب إلى الزرقة</text:span></text:span><text:span text:style-name="Strong_20_Emphasis"><text:span text:style-name="T52">.<text:line-break/></text:span></text:span><text:span text:style-name="Strong_20_Emphasis"><text:span text:style-name="T54">قام كل من أرنالدوس وجيرار الكريموني بترجمة كتب الكندي في مجال الكيمياء والصيدلة إلى اللغة اللاتينية، وقال عنه الأخير إنه كان </text:span></text:span><text:span text:style-name="Strong_20_Emphasis"><text:span text:style-name="T55">"</text:span></text:span><text:span text:style-name="Strong_20_Emphasis"><text:span text:style-name="T54">خصب القريحة، وإنه فريد عصره في معرفة العلوم بأسرها</text:span></text:span><text:span text:style-name="Strong_20_Emphasis"><text:span text:style-name="T52">".</text:span></text:span></text:p>
      <text:p text:style-name="Text_20_body"><text:line-break/></text:p>
      <text:p text:style-name="Text_20_body"><text:line-break/></text:p>
      <text:p text:style-name="P6"><text:line-break/></text:p>
      <text:p text:style-name="P6"><text:span text:style-name="Strong_20_Emphasis"><text:span text:style-name="T141">أبو بكر الرازي </text:span></text:span><text:span text:style-name="Strong_20_Emphasis"><text:span text:style-name="T130">(</text:span></text:span><text:span text:style-name="Strong_20_Emphasis"><text:span text:style-name="T141">ت </text:span></text:span><text:span text:style-name="Strong_20_Emphasis"><text:span text:style-name="T130">311</text:span></text:span><text:span text:style-name="Strong_20_Emphasis"><text:span text:style-name="T141">هـ، </text:span></text:span><text:span text:style-name="Strong_20_Emphasis"><text:span text:style-name="T130">- 923</text:span></text:span><text:span text:style-name="Strong_20_Emphasis"><text:span text:style-name="T141">م</text:span></text:span><text:span text:style-name="Strong_20_Emphasis"><text:span text:style-name="T131">)</text:span></text:span><text:span text:style-name="Strong_20_Emphasis"><text:span text:style-name="T48"><text:line-break/></text:span></text:span><text:span text:style-name="Strong_20_Emphasis"><text:span text:style-name="T69">كانت لأبي بكر محمد بن زكريا الرازي إسهامات كبيرة في الكيمياء، ويعود له الفضل في تحويل الكيمياء القديمة </text:span></text:span><text:span text:style-name="Strong_20_Emphasis"><text:span text:style-name="T51">(</text:span></text:span><text:span text:style-name="Strong_20_Emphasis"><text:span text:style-name="T69">كيمياء جابر</text:span></text:span><text:span text:style-name="Strong_20_Emphasis"><text:span text:style-name="T51">) </text:span></text:span><text:span text:style-name="Strong_20_Emphasis"><text:span text:style-name="T69">إلى علم الكيمياء الحديث، وكانت مصنفاته أول المصنفات الكيميائية في تاريخ هذا العلم</text:span></text:span><text:span text:style-name="Strong_20_Emphasis"><text:span text:style-name="T51">. </text:span></text:span><text:span text:style-name="Strong_20_Emphasis"><text:span text:style-name="T69">وعلى الرغم من أن أستاذه جابر بن حيان كان أول من بشَّر بالمنهج التجريبي؛ إلا أنه كان يخلط ذلك بأوهام الرمزية والتنجيم</text:span></text:span><text:span text:style-name="Strong_20_Emphasis"><text:span text:style-name="T51">. </text:span></text:span><text:span text:style-name="Strong_20_Emphasis"><text:span text:style-name="T69">أما الرازي فقد تجرّد عن الغموض والإيهام وعالج المواد الطبيعية من منظور حقيقتها الشكلية الخارجية دون مدلولها الرمزي</text:span></text:span><text:span text:style-name="Strong_20_Emphasis"><text:span text:style-name="T51">. </text:span></text:span><text:span text:style-name="Strong_20_Emphasis"><text:span text:style-name="T69">ولذا كان الرازي بطبيعة الأمر أوسع علمًا وأكثر تجربة وأدق تصنيفًا للمواد من أستاذه</text:span></text:span><text:span text:style-name="Strong_20_Emphasis"><text:span text:style-name="T51">. </text:span></text:span><text:span text:style-name="Strong_20_Emphasis"><text:span text:style-name="T69">ونستطيع أن نقول </text:span></text:span><text:span text:style-name="Strong_20_Emphasis"><text:span text:style-name="T51">: </text:span></text:span><text:span text:style-name="Strong_20_Emphasis"><text:span text:style-name="T69">إنه الرائد الأول في هذا العلم، وذلك في ضوء اتجاهه العلمي، وحرصه على التحليل وترتيب العمل المخبري، وكذلك في ضوء ما وصف من عقاقير وآلات وأدوات</text:span></text:span><text:span text:style-name="Strong_20_Emphasis"><text:span text:style-name="T48">.<text:line-break/></text:span></text:span><text:soft-page-break/><text:span text:style-name="Strong_20_Emphasis"><text:span text:style-name="T69">عكف الرازي ـ إلى جانب عمله التطبيقي في الطب والصيدلة والكيمياء ـ على التأليف؛ وصنَّف ما يربو على </text:span></text:span><text:span text:style-name="Strong_20_Emphasis"><text:span text:style-name="T51">220 </text:span></text:span><text:span text:style-name="Strong_20_Emphasis"><text:span text:style-name="T69">مؤلفًا ما بين كتاب ورسالة ومقالة</text:span></text:span><text:span text:style-name="Strong_20_Emphasis"><text:span text:style-name="T51">. </text:span></text:span><text:span text:style-name="Strong_20_Emphasis"><text:span text:style-name="T69">وأشهر مصنفاته في حقل الكيمياء سر الأسرار نقله جيرار الكريموني إلى اللاتينية، وبقيت أوروبا تعتمده في مدارسها وجامعاتها زمنًا طويلاً</text:span></text:span><text:span text:style-name="Strong_20_Emphasis"><text:span text:style-name="T51">. </text:span></text:span><text:span text:style-name="Strong_20_Emphasis"><text:span text:style-name="T69">بيًَّن في هذا الكتاب المنهج الذي يتبعه في إجراء تجاربه؛ فكان يبتدئ على الدوام بوصف المواد التي يعالجها ويطلق عليها المعرفة، ثم يصف الأدوات والآلات التي يستعين بها في تجاربه؛ وسماها معرفة الآلات، ثم يشرح بالتفصيل أساليبه في التجربة وسماها معرفة التدابير</text:span></text:span><text:span text:style-name="Strong_20_Emphasis"><text:span text:style-name="T51">. </text:span></text:span><text:span text:style-name="Strong_20_Emphasis"><text:span text:style-name="T69">ولعل براعة الرازي في حقل الطب جعلته ينبغ في حقل الكيمياء والصيدلة؛ إذ كان لابد للطبيب البارع آنذاك أن يقوم بتحضير الأدوية المركبة، ولا يمكن تحضير هذه المركبات إلا عن طريق التجربة المعملية</text:span></text:span><text:span text:style-name="Strong_20_Emphasis"><text:span text:style-name="T51">. </text:span></text:span><text:span text:style-name="Strong_20_Emphasis"><text:span text:style-name="T69">ويبين سر الأسرار ميل الرازي الكبير واهتمامه العميق بالكيمياء العملية، وترجيح الجانب التطبيقي على التأمل النظري، ولا يورد فيه سوى النتائج المستفادة من التجربة</text:span></text:span><text:span text:style-name="Strong_20_Emphasis"><text:span text:style-name="T51">. </text:span></text:span><text:span text:style-name="Strong_20_Emphasis"><text:span text:style-name="T69">وقسَّم المواد الكيميائية إلى أربعة</text:span></text:span><text:span text:style-name="T70"> </text:span><text:span text:style-name="Strong_20_Emphasis"><text:span text:style-name="T48">:</text:span></text:span><text:span text:style-name="Strong_20_Emphasis"><text:span text:style-name="T69">معدنية، ونباتية، وحيوانية ومشتقة</text:span></text:span><text:span text:style-name="Strong_20_Emphasis"><text:span text:style-name="T48">.<text:line-break/></text:span></text:span><text:span text:style-name="Strong_20_Emphasis"><text:span text:style-name="T69">كان الرازي من أوائل من طبقوا معارفهم الكيميائية في مجال الطب والعلاج، وكان ينسب الشفاء إلى إثارة تفاعل كيميائي في جسم المريض؛ فهو أول من استعمل الكحول في تطهير الجروح، وابتكر طريقة جديدة لتحضير الكحول الجيد من المواد النشوية والسكرية المتخمرة</text:span></text:span><text:span text:style-name="Strong_20_Emphasis"><text:span text:style-name="T51">. </text:span></text:span><text:span text:style-name="Strong_20_Emphasis"><text:span text:style-name="T69">كما كان أول من أدخل الزئبق في المراهم</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8:42:05.055539921</meta:creation-date>
    <dc:date>2017-09-15T19:47:49.126804810</dc:date>
    <meta:editing-duration>PT2M2S</meta:editing-duration>
    <meta:editing-cycles>1</meta:editing-cycles>
    <meta:document-statistic meta:table-count="0" meta:image-count="0" meta:object-count="0" meta:page-count="6" meta:paragraph-count="11" meta:word-count="1209" meta:character-count="7159" meta:non-whitespace-character-count="5951"/>
    <meta:generator>LibreOffice/5.1.6.2$Linux_X86_64 LibreOffice_project/10m0$Build-2</meta:generator>
  </office:meta>
</office:document-meta>
</file>